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CMTT10" svg:font-family="CMTT10"/>
    <style:font-face style:name="Andale Mono" svg:font-family="'Andale Mono'" style:font-family-generic="modern"/>
    <style:font-face style:name="Courier" svg:font-family="Courier" style:font-family-generic="modern"/>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15.099cm" fo:margin-left="0.494cm" table:align="left" style:writing-mode="lr-tb"/>
    </style:style>
    <style:style style:name="Table1.A" style:family="table-column">
      <style:table-column-properties style:column-width="4.152cm"/>
    </style:style>
    <style:style style:name="Table1.B" style:family="table-column">
      <style:table-column-properties style:column-width="3.397cm"/>
    </style:style>
    <style:style style:name="Table1.C" style:family="table-column">
      <style:table-column-properties style:column-width="7.549cm"/>
    </style:style>
    <style:style style:name="Table1.A1" style:family="table-cell">
      <style:table-cell-properties style:vertical-align="middle" fo:padding-left="0.141cm" fo:padding-right="0.141cm" fo:padding-top="0cm" fo:padding-bottom="0cm" fo:border-left="none" fo:border-right="none" fo:border-top="none" fo:border-bottom="0.002cm solid #000000"/>
    </style:style>
    <style:style style:name="Table1.A2" style:family="table-cell">
      <style:table-cell-properties style:vertical-align="middle" fo:padding-left="0.141cm" fo:padding-right="0.141cm" fo:padding-top="0cm" fo:padding-bottom="0cm" fo:border="none"/>
    </style:style>
    <style:style style:name="P1" style:family="paragraph" style:parent-style-name="Appendix_20_1" style:list-style-name="WW8Num3" style:master-page-name="Standard">
      <style:paragraph-properties fo:margin-left="0cm" fo:margin-right="0cm" fo:text-align="center" style:justify-single-word="false" fo:orphans="0" fo:widows="0" fo:text-indent="0cm" style:auto-text-indent="false" fo:break-before="auto" fo:break-after="auto" fo:keep-with-next="auto"/>
      <style:text-properties style:font-name="Verdana" style:font-size-complex="24pt"/>
    </style:style>
    <style:style style:name="P2" style:family="paragraph" style:parent-style-name="Appendix_20_1" style:list-style-name="WW8Num3">
      <style:paragraph-properties fo:margin-left="0cm" fo:margin-right="0cm" fo:text-align="center" style:justify-single-word="false" fo:orphans="0" fo:widows="0" fo:text-indent="0cm" style:auto-text-indent="false" fo:break-before="auto" fo:break-after="auto" fo:keep-with-next="auto"/>
      <style:text-properties style:font-name="Verdana" style:font-size-complex="24pt"/>
    </style:style>
    <style:style style:name="P3" style:family="paragraph" style:parent-style-name="Appendix_20_1">
      <style:paragraph-properties fo:margin-left="0cm" fo:margin-right="0cm" fo:text-align="center" style:justify-single-word="false" fo:orphans="0" fo:widows="0" fo:text-indent="0cm" style:auto-text-indent="false" fo:break-before="auto" fo:break-after="auto" fo:keep-with-next="auto"/>
      <style:text-properties style:font-name="Verdana" style:font-size-complex="24pt"/>
    </style:style>
    <style:style style:name="P4" style:family="paragraph" style:parent-style-name="Appendix_20_1" style:list-style-name="WW8Num3">
      <style:paragraph-properties fo:margin-left="0cm" fo:margin-right="0cm" fo:text-align="center" style:justify-single-word="false" fo:orphans="0" fo:widows="0" fo:text-indent="0cm" style:auto-text-indent="false" fo:break-before="auto" fo:break-after="auto" fo:keep-with-next="auto"/>
      <style:text-properties style:font-name="Trebuchet MS" fo:font-size="22pt" style:font-size-asian="22pt" style:font-name-complex="Tahoma" style:font-size-complex="22pt"/>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AvantGarde" fo:language="es" fo:country="ES" style:font-name-complex="Tahoma" style:font-size-complex="11pt"/>
    </style:style>
    <style:style style:name="P7" style:family="paragraph" style:parent-style-name="Standard">
      <style:paragraph-properties fo:margin-left="0cm" fo:margin-right="0cm" fo:text-indent="0cm" style:auto-text-indent="false"/>
      <style:text-properties style:font-name="Trebuchet MS" fo:font-size="10pt" fo:language="es" fo:country="ES" style:font-size-asian="10pt" style:font-name-complex="Tahoma" style:font-size-complex="10pt"/>
    </style:style>
    <style:style style:name="P8" style:family="paragraph" style:parent-style-name="Standard">
      <style:paragraph-properties fo:margin-left="0cm" fo:margin-right="0cm" fo:text-indent="0cm" style:auto-text-indent="false"/>
      <style:text-properties style:font-name="AvantGarde" fo:font-size="10pt" fo:language="es" fo:country="ES" fo:font-weight="bold" style:font-size-asian="10pt" style:font-weight-asian="bold" style:font-name-complex="Tahoma" style:font-size-complex="11pt"/>
    </style:style>
    <style:style style:name="P9" style:family="paragraph" style:parent-style-name="Standard">
      <style:paragraph-properties fo:margin-left="0cm" fo:margin-right="0cm" fo:text-indent="0cm" style:auto-text-indent="false"/>
      <style:text-properties style:font-name="Trebuchet MS" fo:font-size="10pt" fo:language="es" fo:country="ES" fo:font-style="italic" style:font-size-asian="10pt" style:font-style-asian="italic" style:font-name-complex="Tahoma" style:font-size-complex="10pt" style:font-style-complex="italic"/>
    </style:style>
    <style:style style:name="P10" style:family="paragraph" style:parent-style-name="Standard">
      <style:paragraph-properties fo:margin-left="0cm" fo:margin-right="0cm" fo:text-indent="0cm" style:auto-text-indent="false"/>
      <style:text-properties style:font-name="Trebuchet MS" fo:font-size="10pt" fo:language="es" fo:country="ES" fo:font-weight="bold" style:font-size-asian="10pt" style:font-weight-asian="bold" style:font-name-complex="Tahoma" style:font-size-complex="10pt"/>
    </style:style>
    <style:style style:name="P11" style:family="paragraph" style:parent-style-name="Standard">
      <style:paragraph-properties fo:margin-left="0cm" fo:margin-right="0cm" fo:text-indent="0cm" style:auto-text-indent="false"/>
      <style:text-properties style:font-name="Trebuchet MS" fo:font-size="10pt" style:font-size-asian="10pt" style:font-name-complex="Tahoma" style:font-size-complex="10pt"/>
    </style:style>
    <style:style style:name="P12" style:family="paragraph" style:parent-style-name="Standard">
      <style:paragraph-properties fo:margin-left="0cm" fo:margin-right="0cm" fo:text-indent="0cm" style:auto-text-indent="false"/>
      <style:text-properties style:font-name="AvantGarde" style:font-name-complex="Tahoma" style:font-size-complex="11pt"/>
    </style:style>
    <style:style style:name="P13" style:family="paragraph" style:parent-style-name="WW-HTML_20_con_20_formato_20_previo">
      <style:paragraph-properties fo:margin-left="0cm" fo:margin-right="0cm" fo:text-indent="0cm" style:auto-text-indent="false"/>
      <style:text-properties style:font-name="AvantGarde" fo:font-size="11pt" style:font-size-asian="11pt" style:font-size-complex="11pt"/>
    </style:style>
    <style:style style:name="P14" style:family="paragraph" style:parent-style-name="WW-HTML_20_con_20_formato_20_previo">
      <style:paragraph-properties fo:margin-left="0cm" fo:margin-right="0cm" fo:text-indent="0cm" style:auto-text-indent="false"/>
      <style:text-properties style:font-name="Trebuchet MS" fo:font-size="10pt" style:font-size-asian="10pt" style:font-size-complex="10pt"/>
    </style:style>
    <style:style style:name="P15" style:family="paragraph" style:parent-style-name="WW-HTML_20_con_20_formato_20_previo">
      <style:paragraph-properties fo:margin-left="0cm" fo:margin-right="0cm" fo:text-indent="0cm" style:auto-text-indent="false"/>
      <style:text-properties style:font-name="Trebuchet MS" fo:font-size="10pt" fo:language="en" fo:country="GB" style:font-size-asian="10pt" style:font-size-complex="10pt"/>
    </style:style>
    <style:style style:name="P16" style:family="paragraph" style:parent-style-name="Standard">
      <style:paragraph-properties fo:margin-left="0cm" fo:margin-right="0cm" fo:text-indent="0cm" style:auto-text-indent="false"/>
      <style:text-properties style:font-name="Verdana" style:font-name-complex="Tahoma" style:font-size-complex="11pt"/>
    </style:style>
    <style:style style:name="P17" style:family="paragraph" style:parent-style-name="Appendix_20_1" style:list-style-name="WW8Num3">
      <style:paragraph-properties fo:margin-left="0cm" fo:margin-right="0cm" fo:text-indent="0cm" style:auto-text-indent="false"/>
      <style:text-properties style:font-name="AvantGarde" fo:font-size="18pt" style:font-size-asian="18pt" style:font-size-complex="18pt"/>
    </style:style>
    <style:style style:name="P18" style:family="paragraph" style:parent-style-name="Appendix_20_2" style:list-style-name="WW8Num3">
      <style:paragraph-properties fo:margin-left="0cm" fo:margin-right="0cm" fo:text-indent="0cm" style:auto-text-indent="false"/>
      <style:text-properties style:font-name="Trebuchet MS" fo:font-size="12pt" style:font-size-asian="12pt" style:font-size-complex="12pt"/>
    </style:style>
    <style:style style:name="P19" style:family="paragraph" style:parent-style-name="Appendix_20_3" style:list-style-name="WW8Num3">
      <style:paragraph-properties fo:margin-left="0cm" fo:margin-right="0cm" fo:text-indent="0cm" style:auto-text-indent="false"/>
      <style:text-properties style:font-name="Trebuchet MS" fo:font-size="12pt" style:font-size-asian="12pt" style:font-size-complex="12pt"/>
    </style:style>
    <style:style style:name="P20" style:family="paragraph" style:parent-style-name="Standard">
      <style:paragraph-properties fo:margin-left="0cm" fo:margin-right="0cm" fo:margin-top="0cm" fo:margin-bottom="0cm" fo:text-indent="0cm" style:auto-text-indent="false" style:text-autospace="none"/>
      <style:text-properties fo:color="#008000" style:font-name="Courier New1" fo:font-size="10pt" fo:language="en" fo:country="GB" style:font-size-asian="10pt" style:language-asian="es" style:country-asian="ES" style:font-name-complex="Courier New1"/>
    </style:style>
    <style:style style:name="P21" style:family="paragraph" style:parent-style-name="Standard">
      <style:paragraph-properties fo:margin-left="0cm" fo:margin-right="0cm" fo:margin-top="0cm" fo:margin-bottom="0cm" fo:text-indent="0cm" style:auto-text-indent="false" style:text-autospace="none"/>
      <style:text-properties style:font-name="Trebuchet MS" fo:font-size="10pt" fo:language="en" fo:country="GB" style:font-size-asian="10pt" style:language-asian="es" style:country-asian="ES" style:font-size-complex="10pt"/>
    </style:style>
    <style:style style:name="P22" style:family="paragraph" style:parent-style-name="Standard">
      <style:paragraph-properties fo:margin-left="0cm" fo:margin-right="0cm" fo:margin-top="0cm" fo:margin-bottom="0cm" fo:text-indent="0cm" style:auto-text-indent="false" style:text-autospace="none"/>
      <style:text-properties fo:color="#000000" style:font-name="Trebuchet MS" fo:font-size="10pt" fo:language="en" fo:country="GB" style:font-size-asian="10pt" style:language-asian="es" style:country-asian="ES" style:font-name-complex="Courier New1" style:font-size-complex="10pt"/>
    </style:style>
    <style:style style:name="P23" style:family="paragraph" style:parent-style-name="Standard" style:master-page-name="">
      <style:paragraph-properties fo:margin-left="0cm" fo:margin-right="0cm" fo:margin-top="0cm" fo:margin-bottom="0cm" fo:line-height="100%" fo:text-indent="0cm" style:auto-text-indent="false" style:text-autospace="none"/>
      <style:text-properties fo:color="#008000" style:font-name="Courier New" fo:font-size="9pt" fo:language="none" fo:country="none" style:font-size-asian="9pt" style:font-size-complex="9pt"/>
    </style:style>
    <style:style style:name="P24" style:family="paragraph" style:parent-style-name="Standard">
      <style:paragraph-properties style:text-autospace="none"/>
      <style:text-properties fo:color="#008000" style:font-name="Courier New" fo:font-size="9pt" fo:language="none" fo:country="none" style:font-size-asian="9pt" style:font-size-complex="9pt"/>
    </style:style>
    <style:style style:name="P25" style:family="paragraph" style:parent-style-name="Standard">
      <style:paragraph-properties fo:line-height="100%" style:text-autospace="none"/>
      <style:text-properties fo:color="#008000" style:font-name="Courier New" fo:font-size="9pt" fo:language="none" fo:country="none" style:font-size-asian="9pt" style:font-size-complex="9pt"/>
    </style:style>
    <style:style style:name="P26" style:family="paragraph" style:parent-style-name="Standard">
      <style:paragraph-properties fo:margin-left="0cm" fo:margin-right="0cm" fo:margin-top="0cm" fo:margin-bottom="0cm" fo:line-height="100%" fo:text-indent="0cm" style:auto-text-indent="false" style:text-autospace="none"/>
      <style:text-properties style:font-name="Courier New" fo:font-size="9pt" style:font-size-asian="9pt" style:font-size-complex="9pt"/>
    </style:style>
    <style:style style:name="P27" style:family="paragraph" style:parent-style-name="Appendix_20_2" style:list-style-name="WW8Num3">
      <style:paragraph-properties fo:margin-left="0cm" fo:margin-right="0cm" fo:text-indent="0cm" style:auto-text-indent="false"/>
      <style:text-properties style:font-name="Trebuchet MS" style:font-size-complex="12pt"/>
    </style:style>
    <style:style style:name="P28" style:family="paragraph" style:parent-style-name="Standard">
      <style:paragraph-properties fo:margin-left="0cm" fo:margin-right="0cm" fo:margin-top="0cm" fo:margin-bottom="0cm" fo:text-indent="0cm" style:auto-text-indent="false" style:text-autospace="none"/>
      <style:text-properties style:font-name="Trebuchet MS" fo:font-size="10pt" fo:language="en" fo:country="GB" fo:font-weight="normal" style:font-size-asian="10pt" style:language-asian="es" style:country-asian="ES" style:font-weight-asian="normal" style:font-name-complex="CMR10" style:font-size-complex="10pt" style:font-weight-complex="normal"/>
    </style:style>
    <style:style style:name="P29" style:family="paragraph" style:parent-style-name="Standard">
      <style:paragraph-properties fo:margin-left="0cm" fo:margin-right="0cm" fo:margin-top="0cm" fo:margin-bottom="0cm" fo:text-indent="0cm" style:auto-text-indent="false" style:text-autospace="none"/>
      <style:text-properties style:font-name="Trebuchet MS" fo:font-size="10pt" style:font-size-asian="10pt" style:font-size-complex="10pt"/>
    </style:style>
    <style:style style:name="P30" style:family="paragraph" style:parent-style-name="Standard">
      <style:paragraph-properties fo:margin-left="0cm" fo:margin-right="0cm" fo:text-indent="0cm" style:auto-text-indent="false"/>
      <style:text-properties style:font-name="Trebuchet MS" fo:font-size="10pt" style:font-size-asian="10pt" style:font-size-complex="10pt"/>
    </style:style>
    <style:style style:name="P31" style:family="paragraph" style:parent-style-name="Standard" style:list-style-name="WW8Num9">
      <style:paragraph-properties fo:margin-left="0cm" fo:margin-right="0cm" fo:text-indent="0cm" style:auto-text-indent="false"/>
      <style:text-properties style:font-name="Trebuchet MS" fo:font-size="10pt" style:font-size-asian="10pt" style:font-name-complex="Microsoft Sans Serif" style:font-size-complex="10pt"/>
    </style:style>
    <style:style style:name="P32" style:family="paragraph" style:parent-style-name="Standard">
      <style:paragraph-properties fo:margin-left="0cm" fo:margin-right="0cm" fo:margin-top="0cm" fo:margin-bottom="0cm" fo:text-indent="0cm" style:auto-text-indent="false" style:text-autospace="none"/>
      <style:text-properties style:font-name="Trebuchet MS" fo:font-size="10pt" fo:language="en" fo:country="GB" style:font-size-asian="10pt" style:language-asian="es" style:country-asian="ES" style:font-name-complex="CMR10" style:font-size-complex="10pt"/>
    </style:style>
    <style:style style:name="P33" style:family="paragraph" style:parent-style-name="Standard">
      <style:paragraph-properties fo:margin-left="0cm" fo:margin-right="0cm" fo:margin-top="0cm" fo:margin-bottom="0cm" fo:text-indent="0cm" style:auto-text-indent="false" style:text-autospace="none"/>
      <style:text-properties style:font-name="Andale Mono" fo:font-size="10pt" fo:language="en" fo:country="GB" style:font-size-asian="10pt"/>
    </style:style>
    <style:style style:name="P34" style:family="paragraph" style:parent-style-name="Standard">
      <style:paragraph-properties fo:margin-left="0cm" fo:margin-right="0cm" fo:margin-top="0cm" fo:margin-bottom="0cm" fo:text-indent="0cm" style:auto-text-indent="false" style:text-autospace="none"/>
      <style:text-properties style:font-name="Courier New1" fo:font-size="10pt" fo:language="en" fo:country="GB" style:font-size-asian="10pt" style:language-asian="es" style:country-asian="ES" style:font-name-complex="Courier New1"/>
    </style:style>
    <style:style style:name="P35" style:family="paragraph" style:parent-style-name="Standard">
      <style:paragraph-properties fo:margin-left="1.401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36" style:family="paragraph" style:parent-style-name="Standard">
      <style:paragraph-properties fo:margin-top="0cm" fo:margin-bottom="0cm" style:text-autospace="none"/>
      <style:text-properties style:font-name="Courier New1" fo:font-size="10pt" fo:language="en" fo:country="GB" style:font-size-asian="10pt" style:language-asian="es" style:country-asian="ES" style:font-name-complex="Courier New1"/>
    </style:style>
    <style:style style:name="P37" style:family="paragraph" style:parent-style-name="Standard">
      <style:paragraph-properties fo:margin-left="2.801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38" style:family="paragraph" style:parent-style-name="Standard">
      <style:paragraph-properties fo:margin-left="3.501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39" style:family="paragraph" style:parent-style-name="Standard">
      <style:paragraph-properties fo:margin-top="0cm" fo:margin-bottom="0cm" style:text-autospace="none"/>
      <style:text-properties style:font-name="Verdana" fo:font-size="10pt" fo:language="en" fo:country="GB" style:font-size-asian="10pt" style:language-asian="es" style:country-asian="ES" style:font-name-complex="CMR10"/>
    </style:style>
    <style:style style:name="P40"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name-complex="CMR10" style:font-size-complex="10pt"/>
    </style:style>
    <style:style style:name="P41" style:family="paragraph" style:parent-style-name="Standard">
      <style:paragraph-properties fo:margin-left="1.401cm" fo:margin-right="0cm" fo:margin-top="0cm" fo:margin-bottom="0cm" fo:text-indent="0cm" style:auto-text-indent="false" style:text-autospace="none"/>
      <style:text-properties style:font-name="Courier New1" fo:font-size="10pt" fo:language="en" fo:country="GB" style:font-size-asian="10pt" style:language-asian="es" style:country-asian="ES" style:font-name-complex="Courier New1"/>
    </style:style>
    <style:style style:name="P42" style:family="paragraph" style:parent-style-name="Standard">
      <style:paragraph-properties fo:margin-left="2.101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43" style:family="paragraph" style:parent-style-name="Appendix_20_2" style:list-style-name="WW8Num3">
      <style:text-properties style:font-name="Trebuchet MS" fo:font-size="14pt" style:font-size-asian="14pt" style:font-size-complex="14pt"/>
    </style:style>
    <style:style style:name="P44" style:family="paragraph" style:parent-style-name="Appendix_20_3" style:list-style-name="WW8Num3">
      <style:text-properties style:font-name="Trebuchet MS"/>
    </style:style>
    <style:style style:name="P45" style:family="paragraph" style:parent-style-name="Standard">
      <style:text-properties style:font-name="Trebuchet MS" fo:font-size="10pt" style:font-size-asian="10pt" style:font-size-complex="10pt"/>
    </style:style>
    <style:style style:name="P46" style:family="paragraph" style:parent-style-name="Standard">
      <style:paragraph-properties fo:margin-left="0.7cm" fo:margin-right="0cm" fo:margin-top="0cm" fo:margin-bottom="0cm" fo:text-indent="0cm" style:auto-text-indent="false" style:text-autospace="none"/>
      <style:text-properties fo:color="#008000" style:font-name="Courier New1" fo:font-size="10pt" fo:language="en" fo:country="GB" style:font-size-asian="10pt" style:language-asian="es" style:country-asian="ES" style:font-name-complex="Courier New1"/>
    </style:style>
    <style:style style:name="P47" style:family="paragraph" style:parent-style-name="Standard">
      <style:paragraph-properties fo:margin-left="0cm" fo:margin-right="0cm" fo:margin-top="0cm" fo:margin-bottom="0cm" fo:text-indent="0.7cm" style:auto-text-indent="false" style:text-autospace="none"/>
      <style:text-properties fo:color="#008000" style:font-name="Courier New1" fo:font-size="10pt" fo:language="en" fo:country="GB" style:font-size-asian="10pt" style:language-asian="es" style:country-asian="ES" style:font-name-complex="Courier New1"/>
    </style:style>
    <style:style style:name="P48"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name-complex="Courier New1" style:font-size-complex="10pt"/>
    </style:style>
    <style:style style:name="P49" style:family="paragraph" style:parent-style-name="Standard">
      <style:paragraph-properties fo:margin-top="0cm" fo:margin-bottom="0cm" style:text-autospace="none"/>
      <style:text-properties style:font-name="Andale Mono" fo:font-size="10pt" fo:language="en" fo:country="GB" style:font-size-asian="10pt" style:language-asian="es" style:country-asian="ES" style:font-name-complex="Courier New1"/>
    </style:style>
    <style:style style:name="P50" style:family="paragraph" style:parent-style-name="Standard">
      <style:paragraph-properties fo:margin-left="0cm" fo:margin-right="0cm" fo:margin-top="0cm" fo:margin-bottom="0cm" fo:text-indent="0.7cm" style:auto-text-indent="false" style:text-autospace="none"/>
    </style:style>
    <style:style style:name="P51" style:family="paragraph" style:parent-style-name="Standard">
      <style:paragraph-properties fo:margin-top="0cm" fo:margin-bottom="0cm" style:text-autospace="none"/>
    </style:style>
    <style:style style:name="P52" style:family="paragraph" style:parent-style-name="Appendix_20_3" style:list-style-name="WW8Num3">
      <style:text-properties style:font-name="Trebuchet MS" fo:font-size="12pt" style:font-size-asian="12pt" style:font-size-complex="12pt"/>
    </style:style>
    <style:style style:name="P53" style:family="paragraph" style:parent-style-name="Standard">
      <style:text-properties style:font-name="Courier New1" fo:font-size="10pt" style:font-size-asian="10pt" style:font-name-complex="Courier New1"/>
    </style:style>
    <style:style style:name="P54" style:family="paragraph" style:parent-style-name="Standard">
      <style:paragraph-properties fo:margin-left="0cm" fo:margin-right="0cm" fo:text-indent="0.7cm" style:auto-text-indent="false"/>
    </style:style>
    <style:style style:name="P55"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size-complex="10pt"/>
    </style:style>
    <style:style style:name="P56" style:family="paragraph" style:parent-style-name="Standard">
      <style:text-properties style:font-name="Trebuchet MS" fo:font-size="10pt" fo:language="en" fo:country="GB" style:font-size-asian="10pt" style:font-size-complex="10pt"/>
    </style:style>
    <style:style style:name="P57" style:family="paragraph" style:parent-style-name="Standard">
      <style:paragraph-properties fo:margin-left="0.7cm" fo:margin-right="0cm" fo:margin-top="0cm" fo:margin-bottom="0cm" fo:text-indent="0cm" style:auto-text-indent="false" style:text-autospace="none"/>
    </style:style>
    <style:style style:name="P58" style:family="paragraph" style:parent-style-name="Standard">
      <style:paragraph-properties fo:margin-left="0.7cm" fo:margin-right="0cm" fo:margin-top="0cm" fo:margin-bottom="0cm" fo:text-indent="0cm" style:auto-text-indent="false" style:text-autospace="none"/>
      <style:text-properties style:font-name="Courier New1" fo:font-size="10pt" fo:language="en" fo:country="GB" style:font-size-asian="10pt" style:language-asian="es" style:country-asian="ES" style:font-name-complex="Courier New1"/>
    </style:style>
    <style:style style:name="P59" style:family="paragraph" style:parent-style-name="Standard">
      <style:paragraph-properties fo:margin-left="0.7cm" fo:margin-right="0cm" fo:margin-top="0cm" fo:margin-bottom="0cm" fo:text-indent="0.7cm" style:auto-text-indent="false" style:text-autospace="none"/>
    </style:style>
    <style:style style:name="P60" style:family="paragraph" style:parent-style-name="Standard">
      <style:paragraph-properties fo:margin-left="0.7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61" style:family="paragraph" style:parent-style-name="Standard">
      <style:paragraph-properties fo:margin-left="1.401cm" fo:margin-right="0cm" fo:margin-top="0cm" fo:margin-bottom="0cm" fo:text-indent="0.7cm" style:auto-text-indent="false" style:text-autospace="none"/>
    </style:style>
    <style:style style:name="P62" style:family="paragraph" style:parent-style-name="Standard">
      <style:text-properties style:font-name="AvantGarde"/>
    </style:style>
    <style:style style:name="P63" style:family="paragraph" style:parent-style-name="Appendix_20_3" style:list-style-name="WW8Num3">
      <style:text-properties style:font-name="Trebuchet MS" fo:font-size="10pt" style:font-size-asian="10pt" style:font-size-complex="10pt"/>
    </style:style>
    <style:style style:name="P64" style:family="paragraph" style:parent-style-name="Standard">
      <style:paragraph-properties fo:margin-top="0cm" fo:margin-bottom="0cm" style:text-autospace="none"/>
      <style:text-properties style:font-name="Trebuchet MS" fo:font-size="10pt" style:font-size-asian="10pt" style:font-size-complex="10pt"/>
    </style:style>
    <style:style style:name="P65" style:family="paragraph" style:parent-style-name="Standard" style:list-style-name="WW8Num7">
      <style:paragraph-properties fo:margin-top="0cm" fo:margin-bottom="0cm" style:text-autospace="none"/>
      <style:text-properties style:font-name="Trebuchet MS" fo:font-size="10pt" style:font-size-asian="10pt" style:font-size-complex="10pt"/>
    </style:style>
    <style:style style:name="P66" style:family="paragraph" style:parent-style-name="Standard" style:list-style-name="WW8Num7">
      <style:paragraph-properties fo:margin-top="0cm" fo:margin-bottom="0cm" style:text-autospace="none"/>
      <style:text-properties style:font-name="Trebuchet MS" fo:font-size="10pt" fo:language="en" fo:country="GB" style:font-size-asian="10pt" style:language-asian="es" style:country-asian="ES" style:font-size-complex="10pt"/>
    </style:style>
    <style:style style:name="P67" style:family="paragraph" style:parent-style-name="Standard">
      <style:paragraph-properties fo:margin-left="0.7cm" fo:margin-right="0cm" fo:text-indent="0cm" style:auto-text-indent="false"/>
      <style:text-properties style:font-name="Courier New1" fo:font-size="10pt" fo:language="en" fo:country="GB" style:font-size-asian="10pt" style:language-asian="es" style:country-asian="ES" style:font-name-complex="Courier New1"/>
    </style:style>
    <style:style style:name="P68" style:family="paragraph" style:parent-style-name="Standard">
      <style:paragraph-properties fo:margin-left="0.7cm" fo:margin-right="0cm" fo:margin-top="0cm" fo:margin-bottom="0cm" fo:text-indent="0cm" style:auto-text-indent="false" style:text-autospace="none"/>
      <style:text-properties fo:color="#008000" style:font-name="Courier New1" fo:font-size="10pt" fo:language="es" fo:country="ES" style:font-size-asian="10pt" style:language-asian="es" style:country-asian="ES" style:font-name-complex="Courier New1"/>
    </style:style>
    <style:style style:name="P69" style:family="paragraph" style:parent-style-name="Standard">
      <style:paragraph-properties fo:margin-left="0.7cm" fo:margin-right="0cm" fo:text-indent="0cm" style:auto-text-indent="false"/>
      <style:text-properties style:font-name="Courier New1" fo:font-size="10pt" fo:language="es" fo:country="ES" style:font-size-asian="10pt" style:language-asian="es" style:country-asian="ES" style:font-name-complex="Courier New1"/>
    </style:style>
    <style:style style:name="P70" style:family="paragraph" style:parent-style-name="Standard">
      <style:text-properties style:font-name="Courier New1" fo:font-size="10pt" fo:language="es" fo:country="ES" style:font-size-asian="10pt" style:language-asian="es" style:country-asian="ES" style:font-name-complex="Courier New1"/>
    </style:style>
    <style:style style:name="P71" style:family="paragraph" style:parent-style-name="Standard">
      <style:paragraph-properties fo:margin-top="0cm" fo:margin-bottom="0cm" style:text-autospace="none"/>
      <style:text-properties style:font-name="Trebuchet MS" fo:font-size="10pt" fo:language="es" fo:country="ES" style:font-size-asian="10pt" style:language-asian="es" style:country-asian="ES" style:font-size-complex="10pt"/>
    </style:style>
    <style:style style:name="P72" style:family="paragraph" style:parent-style-name="Standard">
      <style:text-properties fo:color="#0000ff" style:font-name="Courier New1" fo:font-size="10pt" style:font-size-asian="10pt" style:font-name-complex="Courier New1"/>
    </style:style>
    <style:style style:name="P73" style:family="paragraph" style:parent-style-name="Standard">
      <style:paragraph-properties fo:margin-top="0cm" fo:margin-bottom="0cm" style:text-autospace="none"/>
      <style:text-properties style:font-name="Trebuchet MS" fo:font-size="10pt" style:text-underline-style="solid" style:text-underline-width="auto" style:text-underline-color="font-color" style:font-size-asian="10pt" style:language-asian="es" style:country-asian="ES" style:font-name-complex="CMTT10" style:font-size-complex="10pt"/>
    </style:style>
    <style:style style:name="P74"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name-complex="CMTT10" style:font-size-complex="10pt"/>
    </style:style>
    <style:style style:name="P75" style:family="paragraph" style:parent-style-name="Standard">
      <style:paragraph-properties fo:margin-top="0cm" fo:margin-bottom="0cm" style:text-autospace="none"/>
      <style:text-properties fo:color="#0000ff" style:font-name="Courier New1" fo:font-size="10pt" fo:language="en" fo:country="GB" style:font-size-asian="10pt" style:language-asian="es" style:country-asian="ES" style:font-name-complex="Courier New1"/>
    </style:style>
    <style:style style:name="P76" style:family="paragraph" style:parent-style-name="Standard">
      <style:paragraph-properties fo:margin-left="0.7cm" fo:margin-right="0cm" fo:margin-top="0cm" fo:margin-bottom="0cm" fo:text-indent="0.7cm" style:auto-text-indent="false" style:text-autospace="none"/>
      <style:text-properties fo:color="#0000ff" style:font-name="Courier New1" fo:font-size="10pt" fo:language="es" fo:country="ES" style:font-size-asian="10pt" style:language-asian="es" style:country-asian="ES" style:font-name-complex="Courier New1"/>
    </style:style>
    <style:style style:name="P77" style:family="paragraph" style:parent-style-name="Standard">
      <style:paragraph-properties fo:margin-left="1.401cm" fo:margin-right="0cm" fo:text-indent="0.7cm" style:auto-text-indent="false"/>
      <style:text-properties style:font-name="Courier New1" fo:font-size="10pt" fo:language="es" fo:country="ES" style:font-size-asian="10pt" style:language-asian="es" style:country-asian="ES" style:font-name-complex="Courier New1"/>
    </style:style>
    <style:style style:name="P78" style:family="paragraph" style:parent-style-name="Standard">
      <style:paragraph-properties fo:margin-left="0.7cm" fo:margin-right="0cm" fo:text-indent="0.7cm" style:auto-text-indent="false"/>
      <style:text-properties style:font-name="Courier New1" fo:font-size="10pt" fo:language="es" fo:country="ES" style:font-size-asian="10pt" style:language-asian="es" style:country-asian="ES" style:font-name-complex="Courier New1"/>
    </style:style>
    <style:style style:name="P79" style:family="paragraph" style:parent-style-name="Standard">
      <style:paragraph-properties fo:margin-left="0.7cm" fo:margin-right="0cm" fo:margin-top="0cm" fo:margin-bottom="0cm" fo:text-indent="0cm" style:auto-text-indent="false" style:text-autospace="none"/>
      <style:text-properties fo:color="#0000ff" style:font-name="Courier New1" fo:font-size="10pt" fo:language="en" fo:country="GB" style:font-size-asian="10pt" style:language-asian="es" style:country-asian="ES" style:font-name-complex="Courier New1"/>
    </style:style>
    <style:style style:name="P80" style:family="paragraph" style:parent-style-name="Standard">
      <style:paragraph-properties fo:margin-left="0.7cm" fo:margin-right="0cm" fo:margin-top="0cm" fo:margin-bottom="0cm" fo:text-indent="0.7cm" style:auto-text-indent="false" style:text-autospace="none"/>
      <style:text-properties style:font-name="Courier New1" fo:font-size="10pt" fo:language="es" fo:country="ES" style:font-size-asian="10pt" style:language-asian="es" style:country-asian="ES" style:font-name-complex="Courier New1"/>
    </style:style>
    <style:style style:name="P81" style:family="paragraph" style:parent-style-name="Standard">
      <style:paragraph-properties fo:margin-top="0cm" fo:margin-bottom="0cm" style:text-autospace="none"/>
      <style:text-properties style:font-name="Courier New1" fo:font-size="10pt" fo:language="es" fo:country="ES" style:font-size-asian="10pt" style:language-asian="es" style:country-asian="ES" style:font-name-complex="Courier New1"/>
    </style:style>
    <style:style style:name="P82"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name-complex="Courier New1"/>
    </style:style>
    <style:style style:name="P83" style:family="paragraph" style:parent-style-name="Standard">
      <style:paragraph-properties fo:margin-top="0cm" fo:margin-bottom="0cm" style:text-autospace="none"/>
      <style:text-properties style:font-name="Verdana" fo:font-size="10pt" fo:language="en" fo:country="GB" style:font-size-asian="10pt" style:language-asian="es" style:country-asian="ES" style:font-name-complex="Courier New1"/>
    </style:style>
    <style:style style:name="P84" style:family="paragraph" style:parent-style-name="Standard">
      <style:paragraph-properties fo:margin-left="0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85" style:family="paragraph" style:parent-style-name="Standard">
      <style:paragraph-properties fo:margin-top="0cm" fo:margin-bottom="0cm" style:text-autospace="none"/>
      <style:text-properties style:font-name="Courier New1" fo:font-size="10pt" fo:language="en" fo:country="GB" style:text-underline-style="solid" style:text-underline-width="auto" style:text-underline-color="font-color" style:font-size-asian="10pt" style:language-asian="es" style:country-asian="ES" style:font-name-complex="Courier New1"/>
    </style:style>
    <style:style style:name="P86" style:family="paragraph" style:parent-style-name="Standard">
      <style:paragraph-properties fo:margin-top="0cm" fo:margin-bottom="0cm" style:text-autospace="none">
        <style:tab-stops>
          <style:tab-stop style:position="5.106cm"/>
        </style:tab-stops>
      </style:paragraph-properties>
    </style:style>
    <style:style style:name="P87" style:family="paragraph" style:parent-style-name="Standard">
      <style:paragraph-properties fo:margin-top="0cm" fo:margin-bottom="0cm" style:text-autospace="none"/>
      <style:text-properties style:font-name="Trebuchet MS" fo:font-size="10pt" fo:language="es" fo:country="ES" style:font-size-asian="10pt" style:language-asian="es" style:country-asian="ES" style:font-name-complex="Courier New1"/>
    </style:style>
    <style:style style:name="P88" style:family="paragraph" style:parent-style-name="Standard">
      <style:paragraph-properties fo:margin-top="0cm" fo:margin-bottom="0cm" style:text-autospace="none"/>
      <style:text-properties style:font-name="Trebuchet MS" fo:font-size="10pt" fo:language="es" fo:country="ES" style:font-size-asian="10pt" style:language-asian="es" style:country-asian="ES" style:font-name-complex="Courier New1" style:font-size-complex="10pt"/>
    </style:style>
    <style:style style:name="P89" style:family="paragraph" style:parent-style-name="Standard">
      <style:paragraph-properties fo:margin-left="0cm" fo:margin-right="0cm" fo:margin-top="0cm" fo:margin-bottom="0cm" fo:text-indent="0.7cm" style:auto-text-indent="false" style:text-autospace="none"/>
      <style:text-properties fo:color="#0000ff" style:font-name="Courier New1" fo:font-size="10pt" fo:language="es" fo:country="ES" style:font-size-asian="10pt" style:language-asian="es" style:country-asian="ES" style:font-name-complex="Courier New1"/>
    </style:style>
    <style:style style:name="P90" style:family="paragraph" style:parent-style-name="Standard">
      <style:paragraph-properties fo:margin-left="0cm" fo:margin-right="0cm" fo:margin-top="0cm" fo:margin-bottom="0cm" fo:text-indent="0.7cm" style:auto-text-indent="false" style:text-autospace="none"/>
      <style:text-properties style:font-name="Courier New1" fo:font-size="10pt" fo:language="es" fo:country="ES" style:font-size-asian="10pt" style:language-asian="es" style:country-asian="ES" style:font-name-complex="Courier New1"/>
    </style:style>
    <style:style style:name="P91" style:family="paragraph" style:parent-style-name="Standard">
      <style:text-properties style:font-name="Trebuchet MS"/>
    </style:style>
    <style:style style:name="P92" style:family="paragraph" style:parent-style-name="Standard">
      <style:paragraph-properties fo:margin-left="0.7cm" fo:margin-right="0cm" fo:margin-top="0cm" fo:margin-bottom="0cm" fo:text-indent="0cm" style:auto-text-indent="false" style:text-autospace="none"/>
      <style:text-properties style:font-name="Trebuchet MS" fo:font-size="10pt" fo:language="en" fo:country="GB" style:font-size-asian="10pt" style:language-asian="es" style:country-asian="ES" style:font-size-complex="10pt"/>
    </style:style>
    <style:style style:name="P93" style:family="paragraph" style:parent-style-name="Standard">
      <style:paragraph-properties fo:margin-left="0.7cm" fo:margin-right="0cm" fo:margin-top="0cm" fo:margin-bottom="0cm" fo:text-indent="0cm" style:auto-text-indent="false" style:text-autospace="none"/>
      <style:text-properties style:font-name="Trebuchet MS" fo:font-size="10pt" fo:language="es" fo:country="ES" style:font-size-asian="10pt" style:language-asian="es" style:country-asian="ES" style:font-size-complex="10pt"/>
    </style:style>
    <style:style style:name="P94" style:family="paragraph" style:parent-style-name="Standard" style:list-style-name="WW8Num6">
      <style:paragraph-properties fo:margin-top="0cm" fo:margin-bottom="0cm" style:text-autospace="none"/>
      <style:text-properties style:font-name="Trebuchet MS" fo:font-size="10pt" fo:language="en" fo:country="GB" style:font-size-asian="10pt" style:language-asian="es" style:country-asian="ES" style:font-size-complex="10pt"/>
    </style:style>
    <style:style style:name="P95" style:family="paragraph" style:parent-style-name="Standard" style:list-style-name="WW8Num6">
      <style:paragraph-properties fo:margin-top="0cm" fo:margin-bottom="0cm" style:text-autospace="none"/>
      <style:text-properties style:font-name="Trebuchet MS" fo:language="en" fo:country="GB" style:language-asian="es" style:country-asian="ES" style:font-size-complex="11pt"/>
    </style:style>
    <style:style style:name="P96" style:family="paragraph" style:parent-style-name="Standard">
      <style:paragraph-properties fo:margin-left="1.401cm" fo:margin-right="0cm" fo:margin-top="0cm" fo:margin-bottom="0cm" fo:text-indent="0.7cm" style:auto-text-indent="false" style:text-autospace="none"/>
      <style:text-properties style:font-name="AvantGarde" fo:language="es" fo:country="ES" style:language-asian="es" style:country-asian="ES" style:font-name-complex="Courier" style:font-size-complex="11pt"/>
    </style:style>
    <style:style style:name="P97" style:family="paragraph" style:parent-style-name="Standard">
      <style:paragraph-properties fo:margin-left="2.101cm" fo:margin-right="0cm" fo:margin-top="0cm" fo:margin-bottom="0cm" fo:text-indent="0.7cm" style:auto-text-indent="false" style:text-autospace="none"/>
      <style:text-properties style:font-name="AvantGarde" fo:language="es" fo:country="ES" style:language-asian="es" style:country-asian="ES" style:font-name-complex="Courier" style:font-size-complex="11pt"/>
    </style:style>
    <style:style style:name="P98" style:family="paragraph" style:parent-style-name="Standard">
      <style:paragraph-properties fo:margin-left="1.401cm" fo:margin-right="0cm" fo:margin-top="0cm" fo:margin-bottom="0cm" fo:text-indent="0cm" style:auto-text-indent="false" style:text-autospace="none"/>
      <style:text-properties style:font-name="Trebuchet MS" fo:font-size="10pt" fo:language="en" fo:country="GB" style:font-size-asian="10pt" style:language-asian="es" style:country-asian="ES" style:font-size-complex="10pt"/>
    </style:style>
    <style:style style:name="P99"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rebuchet MS" fo:font-size="10pt" fo:language="en" fo:country="GB" style:font-size-asian="10pt" style:language-asian="es" style:country-asian="ES" style:font-name-complex="Courier New1" style:font-size-complex="10pt"/>
    </style:style>
    <style:style style:name="P100" style:family="paragraph" style:parent-style-name="Standard" style:list-style-name="WW8Num6">
      <style:paragraph-properties fo:margin-top="0cm" fo:margin-bottom="0cm" style:text-autospace="none"/>
      <style:text-properties style:font-name="Trebuchet MS" fo:font-size="10pt" style:font-size-asian="10pt" style:font-size-complex="10pt"/>
    </style:style>
    <style:style style:name="P101"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fo:language="en" fo:country="GB" style:font-size-asian="10pt" style:language-asian="es" style:country-asian="ES" style:font-name-complex="Courier New1"/>
    </style:style>
    <style:style style:name="P102" style:family="paragraph" style:parent-style-name="Standard">
      <style:paragraph-properties fo:margin-left="1.27cm" fo:margin-right="0cm" fo:margin-top="0cm" fo:margin-bottom="0cm" fo:text-indent="0cm" style:auto-text-indent="false" style:text-autospace="none"/>
      <style:text-properties style:font-name="Courier New1" fo:font-size="10pt" fo:language="en" fo:country="GB" style:font-size-asian="10pt" style:language-asian="es" style:country-asian="ES" style:font-name-complex="Courier New1"/>
    </style:style>
    <style:style style:name="P103" style:family="paragraph" style:parent-style-name="Standard">
      <style:paragraph-properties fo:margin-left="1.27cm" fo:margin-right="0cm" fo:margin-top="0cm" fo:margin-bottom="0cm" fo:text-indent="0cm" style:auto-text-indent="false" style:text-autospace="none"/>
    </style:style>
    <style:style style:name="P104" style:family="paragraph" style:parent-style-name="Standard">
      <style:paragraph-properties fo:margin-left="1.97cm" fo:margin-right="0cm" fo:margin-top="0cm" fo:margin-bottom="0cm" fo:text-indent="0.131cm" style:auto-text-indent="false" style:text-autospace="none"/>
      <style:text-properties style:font-name="Courier New1" fo:font-size="10pt" fo:language="en" fo:country="GB" style:font-size-asian="10pt" style:language-asian="es" style:country-asian="ES" style:font-name-complex="Courier New1"/>
    </style:style>
    <style:style style:name="P105" style:family="paragraph" style:parent-style-name="Standard" style:list-style-name="WW8Num4">
      <style:paragraph-properties fo:margin-top="0cm" fo:margin-bottom="0cm" style:text-autospace="none"/>
      <style:text-properties style:font-name="Trebuchet MS" fo:font-size="10pt" style:font-size-asian="10pt" style:font-size-complex="10pt"/>
    </style:style>
    <style:style style:name="P106" style:family="paragraph" style:parent-style-name="Standard">
      <style:paragraph-properties fo:margin-left="0.57cm" fo:margin-right="0cm" fo:margin-top="0cm" fo:margin-bottom="0cm" fo:text-indent="0.7cm" style:auto-text-indent="false" style:text-autospace="none"/>
    </style:style>
    <style:style style:name="P107" style:family="paragraph" style:parent-style-name="Appendix_20_1" style:list-style-name="WW8Num3">
      <style:text-properties style:font-name="AvantGarde" fo:font-size="18pt" style:font-size-asian="18pt" style:font-size-complex="18pt"/>
    </style:style>
    <style:style style:name="P108" style:family="paragraph" style:parent-style-name="Code">
      <style:paragraph-properties fo:margin-left="0.7cm" fo:margin-right="0cm" fo:text-indent="0.7cm" style:auto-text-indent="false"/>
    </style:style>
    <style:style style:name="P109" style:family="paragraph" style:parent-style-name="Appendix_20_3" style:list-style-name="WW8Num3">
      <style:text-properties style:font-name="AvantGarde" fo:font-size="12pt" style:font-size-asian="12pt" style:font-size-complex="12pt"/>
    </style:style>
    <style:style style:name="P110" style:family="paragraph" style:parent-style-name="Standard">
      <style:paragraph-properties>
        <style:tab-stops>
          <style:tab-stop style:position="17.526cm" style:type="right"/>
        </style:tab-stops>
      </style:paragraph-properties>
      <style:text-properties style:font-name="Trebuchet MS" fo:font-size="10pt" style:font-size-asian="10pt" style:font-size-complex="10pt"/>
    </style:style>
    <style:style style:name="P111" style:family="paragraph" style:parent-style-name="Code">
      <style:text-properties style:font-name="Courier New1" style:font-name-complex="Courier New1"/>
    </style:style>
    <style:style style:name="P112" style:family="paragraph" style:parent-style-name="Standard">
      <style:text-properties style:font-name="Trebuchet MS" fo:font-size="10pt" style:font-size-asian="10pt" style:font-name-complex="Courier New1" style:font-size-complex="10pt"/>
    </style:style>
    <style:style style:name="P113" style:family="paragraph" style:parent-style-name="Table">
      <style:text-properties style:font-name="Trebuchet MS" fo:font-weight="bold" style:font-weight-asian="bold" style:font-size-complex="11pt" style:font-weight-complex="bold"/>
    </style:style>
    <style:style style:name="P114" style:family="paragraph" style:parent-style-name="Table">
      <style:text-properties style:font-name="Trebuchet MS" fo:font-size="10pt" style:font-size-asian="10pt"/>
    </style:style>
    <style:style style:name="P115" style:family="paragraph" style:parent-style-name="Appendix_20_2" style:list-style-name="WW8Num3">
      <style:text-properties style:font-name="AvantGarde" fo:font-size="14pt" style:font-size-asian="14pt" style:font-size-complex="14pt"/>
    </style:style>
    <style:style style:name="P116" style:family="paragraph" style:parent-style-name="WW-Lista_20_con_20_viñetas" style:list-style-name="WW8Num1">
      <style:text-properties style:font-name="Trebuchet MS" fo:font-size="10pt" style:font-size-asian="10pt" style:font-size-complex="10pt"/>
    </style:style>
    <style:style style:name="P117" style:family="paragraph" style:parent-style-name="WW-Lista_20_con_20_viñetas" style:list-style-name="WW8Num1"/>
    <style:style style:name="P118" style:family="paragraph" style:parent-style-name="Appendix_20_2" style:list-style-name="WW8Num3">
      <style:text-properties style:font-name="Trebuchet MS" fo:font-size="14pt" style:font-size-asian="14pt" style:font-name-complex="Courier New1" style:font-size-complex="14pt"/>
    </style:style>
    <style:style style:name="P119" style:family="paragraph" style:parent-style-name="Code">
      <style:paragraph-properties fo:margin-left="1.97cm" fo:margin-right="0cm" fo:text-indent="0.131cm" style:auto-text-indent="false"/>
      <style:text-properties style:font-name="Courier New1" style:font-name-complex="Courier New1"/>
    </style:style>
    <style:style style:name="P120" style:family="paragraph" style:parent-style-name="Appendix_20_2" style:list-style-name="WW8Num3">
      <style:text-properties style:font-name="Trebuchet MS"/>
    </style:style>
    <style:style style:name="P121" style:family="paragraph" style:parent-style-name="Code">
      <style:paragraph-properties fo:margin-left="1.401cm" fo:margin-right="0cm" fo:text-indent="0.7cm" style:auto-text-indent="false"/>
      <style:text-properties style:font-name="Courier New1" style:font-name-complex="Courier New1"/>
    </style:style>
    <style:style style:name="P122" style:family="paragraph" style:parent-style-name="Code">
      <style:paragraph-properties fo:margin-left="1.97cm" fo:margin-right="0cm" fo:text-indent="0.131cm" style:auto-text-indent="false"/>
    </style:style>
    <style:style style:name="P123" style:family="paragraph" style:parent-style-name="Standard">
      <style:paragraph-properties fo:margin-left="0.635cm" fo:margin-right="0cm" fo:text-indent="0cm" style:auto-text-indent="false"/>
      <style:text-properties style:font-name="Trebuchet MS" fo:font-size="10pt" style:font-size-asian="10pt" style:font-size-complex="10pt"/>
    </style:style>
    <style:style style:name="P124" style:family="paragraph" style:parent-style-name="Standard">
      <style:paragraph-properties fo:margin-left="0.635cm" fo:margin-right="0cm" fo:text-indent="0cm" style:auto-text-indent="false"/>
    </style:style>
    <style:style style:name="P125" style:family="paragraph" style:parent-style-name="Standard">
      <style:paragraph-properties fo:margin-left="1.335cm" fo:margin-right="0cm" fo:text-indent="0.065cm" style:auto-text-indent="false"/>
      <style:text-properties style:font-name="Courier New1" fo:font-size="10pt" style:font-size-asian="10pt" style:font-name-complex="Courier New1"/>
    </style:style>
    <style:style style:name="P126" style:family="paragraph" style:parent-style-name="Standard">
      <style:paragraph-properties fo:margin-left="2.036cm" fo:margin-right="0cm" fo:text-indent="0.065cm" style:auto-text-indent="false"/>
      <style:text-properties fo:color="#008000" style:font-name="Courier New1" fo:font-size="10pt" fo:language="es" fo:country="ES" style:font-size-asian="10pt" style:language-asian="es" style:country-asian="ES" style:font-name-complex="Courier New1"/>
    </style:style>
    <style:style style:name="P127" style:family="paragraph" style:parent-style-name="Standard">
      <style:paragraph-properties fo:margin-left="0.635cm" fo:margin-right="0cm" fo:text-indent="0cm" style:auto-text-indent="false"/>
      <style:text-properties style:font-name="Courier New1" fo:font-size="10pt" style:font-size-asian="10pt" style:font-name-complex="Courier New1"/>
    </style:style>
    <style:style style:name="P128" style:family="paragraph" style:parent-style-name="Code">
      <style:paragraph-properties fo:margin-left="2.409cm" fo:margin-right="0cm" fo:text-indent="0.392cm" style:auto-text-indent="false"/>
    </style:style>
    <style:style style:name="P129" style:family="paragraph" style:parent-style-name="Code">
      <style:text-properties style:font-name="Andale Mono" fo:language="en" fo:country="GB" style:language-asian="none" style:country-asian="none"/>
    </style:style>
    <style:style style:name="P130" style:family="paragraph" style:parent-style-name="Appendix_20_2" style:list-style-name="WW8Num3">
      <style:text-properties style:font-name="Trebuchet MS" fo:font-size="10pt" style:font-size-asian="10pt" style:font-size-complex="10pt"/>
    </style:style>
    <style:style style:name="P131" style:family="paragraph" style:parent-style-name="Standard">
      <style:paragraph-properties fo:margin-left="0cm" fo:margin-right="0cm" fo:text-indent="0.7cm" style:auto-text-indent="false"/>
      <style:text-properties style:font-name="Trebuchet MS" fo:font-size="10pt" style:font-size-asian="10pt" style:font-size-complex="10pt"/>
    </style:style>
    <style:style style:name="P132" style:family="paragraph" style:parent-style-name="Appendix_20_2" style:list-style-name="WW8Num3">
      <style:text-properties style:font-name="AvantGarde" fo:font-size="18pt" style:font-size-asian="18pt" style:font-size-complex="18pt"/>
    </style:style>
    <style:style style:name="P133" style:family="paragraph" style:parent-style-name="Standard">
      <style:paragraph-properties fo:margin-top="0.494cm" fo:margin-bottom="0.494cm"/>
    </style:style>
    <style:style style:name="P134" style:family="paragraph" style:parent-style-name="Standard">
      <style:paragraph-properties fo:margin-top="0.494cm" fo:margin-bottom="0.494cm"/>
      <style:text-properties style:font-name="Trebuchet MS" fo:font-size="12pt" fo:language="es" fo:country="ES" style:font-size-asian="12pt" style:language-asian="es" style:country-asian="ES" style:font-size-complex="12pt"/>
    </style:style>
    <style:style style:name="P135"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rebuchet MS" fo:font-size="10pt" fo:language="en" fo:country="GB" style:font-size-asian="10pt" style:language-asian="es" style:country-asian="ES" style:font-name-complex="Courier New1"/>
    </style:style>
    <style:style style:name="P136" style:family="paragraph" style:parent-style-name="Standard">
      <style:paragraph-properties fo:margin-top="0.494cm" fo:margin-bottom="0.494cm"/>
      <style:text-properties style:font-name="Trebuchet MS"/>
    </style:style>
    <style:style style:name="P137" style:family="paragraph" style:parent-style-name="Standard">
      <style:paragraph-properties fo:margin-top="0.494cm" fo:margin-bottom="0.494cm"/>
      <style:text-properties style:font-name="Trebuchet MS" fo:font-size="12pt" fo:language="en" fo:country="GB" style:font-size-asian="12pt" style:language-asian="es" style:country-asian="ES" style:font-size-complex="12pt"/>
    </style:style>
    <style:style style:name="P138" style:family="paragraph" style:parent-style-name="Standard" style:list-style-name="WW8Num10">
      <style:paragraph-properties fo:margin-top="0.494cm" fo:margin-bottom="0.494cm"/>
      <style:text-properties style:font-name="Trebuchet MS"/>
    </style:style>
    <style:style style:name="P139" style:family="paragraph" style:parent-style-name="Code">
      <style:text-properties style:font-name="Trebuchet MS" fo:language="en" fo:country="GB" style:language-asian="none" style:country-asian="none"/>
    </style:style>
    <style:style style:name="T1" style:family="text">
      <style:text-properties style:font-name="Trebuchet MS" fo:font-size="10pt" fo:font-style="italic" fo:font-weight="normal" style:font-size-asian="10pt" style:font-style-asian="italic" style:font-weight-asian="normal" style:font-size-complex="10pt" style:font-style-complex="italic" style:font-weight-complex="normal"/>
    </style:style>
    <style:style style:name="T2" style:family="text" style:parent-style-name="Internet_20_link">
      <style:text-properties style:font-name="Trebuchet MS" fo:font-size="10pt" fo:language="es" fo:country="ES" fo:font-style="italic" fo:font-weight="normal" style:font-size-asian="10pt" style:font-style-asian="italic" style:font-weight-asian="normal" style:font-name-complex="Tahoma" style:font-size-complex="10pt" style:font-style-complex="italic" style:font-weight-complex="normal"/>
    </style:style>
    <style:style style:name="T3" style:family="text">
      <style:text-properties style:font-name="Trebuchet MS" fo:font-size="10pt" fo:language="es" fo:country="ES" fo:font-style="italic" fo:font-weight="normal" style:font-size-asian="10pt" style:font-style-asian="italic" style:font-weight-asian="normal" style:font-name-complex="Tahoma" style:font-size-complex="10pt"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rebuchet MS" fo:font-style="italic" fo:font-weight="normal" style:font-style-asian="italic" style:font-weight-asian="normal" style:font-size-complex="10pt" style:font-style-complex="italic" style:font-weight-complex="normal"/>
    </style:style>
    <style:style style:name="T6" style:family="text">
      <style:text-properties fo:language="en" fo:country="GB"/>
    </style:style>
    <style:style style:name="T7" style:family="text">
      <style:text-properties fo:language="en" fo:country="GB" style:language-asian="es" style:country-asian="ES" style:font-name-complex="Arial"/>
    </style:style>
    <style:style style:name="T8" style:family="text">
      <style:text-properties fo:language="en" fo:country="GB" style:language-asian="es" style:country-asian="ES" style:font-name-complex="CMR10"/>
    </style:style>
    <style:style style:name="T9" style:family="text">
      <style:text-properties style:text-underline-style="solid" style:text-underline-width="auto" style:text-underline-color="font-color"/>
    </style:style>
    <style:style style:name="T10" style:family="text">
      <style:text-properties style:font-name="Courier New1" fo:font-size="10pt" style:font-size-asian="10pt" style:font-name-complex="Courier New1"/>
    </style:style>
    <style:style style:name="T11" style:family="text">
      <style:text-properties fo:color="#008000" style:font-name="Courier New1" fo:font-size="10pt" fo:language="en" fo:country="GB" style:font-size-asian="10pt" style:language-asian="es" style:country-asian="ES" style:font-name-complex="Courier New1"/>
    </style:style>
    <style:style style:name="T12" style:family="text">
      <style:text-properties fo:color="#808080" style:font-name="Courier New1" fo:font-size="10pt" fo:language="en" fo:country="GB" style:font-size-asian="10pt" style:language-asian="es" style:country-asian="ES" style:font-name-complex="Courier New1"/>
    </style:style>
    <style:style style:name="T13" style:family="text">
      <style:text-properties fo:color="#0000ff" style:font-name="Courier New1" fo:font-size="10pt" fo:language="en" fo:country="GB" style:font-size-asian="10pt" style:language-asian="es" style:country-asian="ES" style:font-name-complex="Courier New1"/>
    </style:style>
    <style:style style:name="T14" style:family="text">
      <style:text-properties style:font-name="Courier New1" fo:font-size="10pt" fo:language="en" fo:country="GB" style:font-size-asian="10pt" style:language-asian="es" style:country-asian="ES" style:font-name-complex="Courier New1"/>
    </style:style>
    <style:style style:name="T15" style:family="text">
      <style:text-properties fo:color="#0000ff" style:font-name="Courier New1" fo:font-size="10pt" style:font-size-asian="10pt" style:font-name-complex="Courier New1"/>
    </style:style>
    <style:style style:name="T16" style:family="text">
      <style:text-properties style:language-asian="es" style:country-asian="ES"/>
    </style:style>
    <style:style style:name="T17" style:family="text">
      <style:text-properties fo:language="en" fo:country="GB" style:language-asian="es" style:country-asian="ES"/>
    </style:style>
    <style:style style:name="T18" style:family="text">
      <style:text-properties style:font-name="Courier New1" fo:font-size="10pt" fo:language="es" fo:country="ES" style:font-size-asian="10pt" style:language-asian="es" style:country-asian="ES" style:font-name-complex="Courier New1"/>
    </style:style>
    <style:style style:name="T19" style:family="text">
      <style:text-properties fo:color="#0000ff" style:font-name="Courier New1" fo:font-size="10pt" fo:language="es" fo:country="ES" style:font-size-asian="10pt" style:language-asian="es" style:country-asian="ES" style:font-name-complex="Courier New1"/>
    </style:style>
    <style:style style:name="T20" style:family="text">
      <style:text-properties fo:color="#008000" style:font-name="Courier New1" fo:font-size="10pt" fo:language="es" fo:country="ES" style:font-size-asian="10pt" style:language-asian="es" style:country-asian="ES" style:font-name-complex="Courier New1"/>
    </style:style>
    <style:style style:name="T21" style:family="text">
      <style:text-properties style:font-name="Trebuchet MS" fo:font-size="10pt" fo:language="en" fo:country="GB" style:font-size-asian="10pt" style:language-asian="es" style:country-asian="ES" style:font-size-complex="10pt"/>
    </style:style>
    <style:style style:name="T22" style:family="text">
      <style:text-properties style:font-name="AvantGarde" fo:language="en" fo:country="GB" style:language-asian="es" style:country-asian="ES" style:font-size-complex="11pt"/>
    </style:style>
    <style:style style:name="T23" style:family="text">
      <style:text-properties style:font-name="AvantGarde" fo:language="en" fo:country="GB" style:language-asian="es" style:country-asian="ES" style:font-name-complex="Courier" style:font-size-complex="11pt"/>
    </style:style>
    <style:style style:name="T24" style:family="text">
      <style:text-properties style:font-name="Courier New1" fo:font-size="10pt" fo:language="en" fo:country="GB" fo:font-style="italic" style:font-size-asian="10pt" style:language-asian="es" style:country-asian="ES" style:font-style-asian="italic" style:font-name-complex="Courier New1"/>
    </style:style>
    <style:style style:name="T25" style:family="text">
      <style:text-properties style:font-name="Trebuchet MS" fo:language="en" fo:country="GB" style:language-asian="es" style:country-asian="ES" style:font-size-complex="11pt"/>
    </style:style>
    <style:style style:name="T26" style:family="text">
      <style:text-properties style:font-name="Courier" fo:font-size="9pt" fo:language="en" fo:country="GB" fo:font-style="italic" style:font-size-asian="9pt" style:language-asian="es" style:country-asian="ES" style:font-style-asian="italic" style:font-name-complex="Courier" style:font-size-complex="9pt"/>
    </style:style>
    <style:style style:name="T27" style:family="text" style:parent-style-name="Internet_20_link">
      <style:text-properties fo:color="#000000"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style:font-name="Courier New1" fo:font-size="10pt" fo:language="es" fo:country="ES" fo:font-style="italic" style:text-underline-style="solid" style:text-underline-width="auto" style:text-underline-color="font-color" style:font-size-asian="10pt" style:language-asian="es" style:country-asian="ES" style:font-style-asian="italic" style:font-name-complex="Courier New1"/>
    </style:style>
    <style:style style:name="T30" style:family="text">
      <style:text-properties fo:color="#0000ff" style:font-name="AvantGarde" fo:language="es" fo:country="ES" style:language-asian="es" style:country-asian="ES" style:font-name-complex="Courier" style:font-size-complex="11pt"/>
    </style:style>
    <style:style style:name="T31" style:family="text">
      <style:text-properties style:font-name="AvantGarde" fo:language="es" fo:country="ES" style:language-asian="es" style:country-asian="ES" style:font-name-complex="Courier" style:font-size-complex="11pt"/>
    </style:style>
    <style:style style:name="T32" style:family="text">
      <style:text-properties fo:language="en" fo:country="GB" fo:font-weight="bold" style:language-asian="es" style:country-asian="ES" style:font-weight-asian="bold" style:font-name-complex="Courier"/>
    </style:style>
    <style:style style:name="T33" style:family="text">
      <style:text-properties fo:language="en" fo:country="GB" style:language-asian="es" style:country-asian="ES" style:font-name-complex="Courier"/>
    </style:style>
    <style:style style:name="T34" style:family="text">
      <style:text-properties fo:language="es" fo:country="ES" style:language-asian="es" style:country-asian="ES"/>
    </style:style>
    <style:style style:name="T35" style:family="text">
      <style:text-properties style:font-name="Courier New1" style:text-underline-style="solid" style:text-underline-width="auto" style:text-underline-color="font-color" style:font-name-complex="Courier New1" style:font-weight-complex="bold"/>
    </style:style>
    <style:style style:name="T36" style:family="text">
      <style:text-properties style:font-name="Courier New1" style:font-name-complex="Courier New1" style:font-weight-complex="bold"/>
    </style:style>
    <style:style style:name="T37" style:family="text">
      <style:text-properties style:font-name="Courier New1" style:font-name-complex="Courier New1"/>
    </style:style>
    <style:style style:name="T38" style:family="text">
      <style:text-properties style:font-name="Courier New1" style:text-underline-style="solid" style:text-underline-width="auto" style:text-underline-color="font-color" style:font-name-complex="Courier New1"/>
    </style:style>
    <style:style style:name="T39" style:family="text">
      <style:text-properties style:font-name="Trebuchet MS" fo:font-size="10pt" style:font-size-asian="10pt"/>
    </style:style>
    <style:style style:name="T40" style:family="text" style:parent-style-name="Code_20_fragment">
      <style:text-properties style:font-name="Trebuchet MS"/>
    </style:style>
    <style:style style:name="T41" style:family="text" style:parent-style-name="Code_20_fragment">
      <style:text-properties style:font-name="Trebuchet MS" fo:font-weight="bold" style:font-weight-asian="bold"/>
    </style:style>
    <style:style style:name="T42" style:family="text" style:parent-style-name="Terminal">
      <style:text-properties style:font-name="Courier New1" fo:font-style="normal" style:font-style-asian="normal" style:font-name-complex="Courier New1"/>
    </style:style>
    <style:style style:name="T43" style:family="text">
      <style:text-properties style:font-name="Trebuchet MS" fo:font-size="10pt" style:font-size-asian="10pt" style:font-size-complex="10pt"/>
    </style:style>
    <style:style style:name="T44" style:family="text" style:parent-style-name="Code_20_fragment">
      <style:text-properties style:font-name="Trebuchet MS" fo:font-size="10pt" style:font-size-asian="10pt" style:font-name-complex="Courier New1" style:font-size-complex="10pt"/>
    </style:style>
    <style:style style:name="T45" style:family="text">
      <style:text-properties style:font-name="Trebuchet MS" fo:font-size="10pt" style:font-size-asian="10pt" style:font-name-complex="Courier New1" style:font-size-complex="10pt"/>
    </style:style>
    <style:style style:name="T46" style:family="text">
      <style:text-properties style:font-name="Trebuchet MS" fo:font-size="10pt" fo:font-weight="bold" style:font-size-asian="10pt" style:font-weight-asian="bold" style:font-size-complex="10pt"/>
    </style:style>
    <style:style style:name="T47" style:family="text">
      <style:text-properties style:font-name="Trebuchet MS" fo:font-size="10pt" style:font-size-asian="10pt" style:font-size-complex="10pt" style:font-weight-complex="bold"/>
    </style:style>
    <style:style style:name="T48" style:family="text" style:parent-style-name="Code_20_fragment">
      <style:text-properties style:font-name="Trebuchet MS" fo:font-size="10pt" style:font-size-asian="10pt" style:font-size-complex="10pt"/>
    </style:style>
    <style:style style:name="T49" style:family="text">
      <style:text-properties fo:color="#0000ff" style:font-name="Courier New1" style:font-name-complex="Courier New1"/>
    </style:style>
    <style:style style:name="T50" style:family="text" style:parent-style-name="Strong_20_Emphasis">
      <style:text-properties style:font-name="Courier New1" fo:font-weight="normal" style:font-weight-asian="normal" style:font-name-complex="Courier New1" style:font-weight-complex="bold"/>
    </style:style>
    <style:style style:name="T51" style:family="text">
      <style:text-properties style:font-name="Courier New1" fo:font-weight="bold" style:font-weight-asian="bold" style:font-name-complex="Courier New1"/>
    </style:style>
    <style:style style:name="T52" style:family="text">
      <style:text-properties fo:font-size="14pt" style:font-size-asian="14pt" style:font-size-complex="14pt"/>
    </style:style>
    <style:style style:name="T53" style:family="text">
      <style:text-properties fo:font-size="14pt" fo:language="none" fo:country="none" style:font-size-asian="14pt" style:language-asian="none" style:country-asian="none" style:font-size-complex="14pt"/>
    </style:style>
    <style:style style:name="T54" style:family="text">
      <style:text-properties style:font-name-complex="Courier New1"/>
    </style:style>
    <style:style style:name="T55" style:family="text">
      <style:text-properties fo:font-weight="bold" style:font-weight-asian="bold"/>
    </style:style>
    <style:style style:name="T56" style:family="text">
      <style:text-properties fo:font-variant="small-caps"/>
    </style:style>
    <style:style style:name="T57" style:family="text" style:parent-style-name="Code_20_snippet">
      <style:text-properties fo:color="#0000ff" style:font-name-complex="Courier New1"/>
    </style:style>
    <style:style style:name="T58" style:family="text" style:parent-style-name="Code_20_snippet">
      <style:text-properties style:font-name-complex="Courier New1"/>
    </style:style>
    <style:style style:name="T59" style:family="text">
      <style:text-properties style:font-name="Verdana" fo:font-size="10pt" style:font-size-asian="10pt"/>
    </style:style>
    <style:style style:name="T60" style:family="text">
      <style:text-properties style:font-name="AvantGarde" style:font-size-complex="11pt"/>
    </style:style>
    <style:style style:name="T61" style:family="text" style:parent-style-name="Code_20_fragment">
      <style:text-properties fo:color="#0000ff" style:font-name="Courier New1" style:font-name-complex="Courier New1"/>
    </style:style>
    <style:style style:name="T62" style:family="text">
      <style:text-properties style:font-name="Trebuchet MS" fo:font-size="10pt" fo:font-style="italic" style:font-size-asian="10pt" style:font-style-asian="italic" style:font-size-complex="10pt"/>
    </style:style>
    <style:style style:name="T63" style:family="text">
      <style:text-properties fo:color="#008000" style:font-name="Courier New1" fo:language="es" fo:country="ES" style:language-asian="none" style:country-asian="none" style:font-name-complex="Courier New1"/>
    </style:style>
    <style:style style:name="T64" style:family="text">
      <style:text-properties fo:color="#0000ff" style:font-name="Courier New1" fo:language="en" fo:country="GB" style:language-asian="none" style:country-asian="none" style:font-name-complex="Courier New1"/>
    </style:style>
    <style:style style:name="T65" style:family="text">
      <style:text-properties style:font-name="Courier New1" fo:language="en" fo:country="GB" style:language-asian="none" style:country-asian="none" style:font-name-complex="Courier New1"/>
    </style:style>
    <style:style style:name="T66" style:family="text">
      <style:text-properties style:font-name="Trebuchet MS" fo:font-size="10pt" fo:font-weight="bold" style:font-size-asian="10pt" style:font-weight-asian="bold" style:font-size-complex="10pt" style:font-weight-complex="bold"/>
    </style:style>
    <style:style style:name="T67" style:family="text" style:parent-style-name="Code_20_fragment">
      <style:text-properties style:font-name="Trebuchet MS" fo:font-size="10pt" fo:font-style="italic" style:font-size-asian="10pt" style:font-style-asian="italic" style:font-size-complex="10pt"/>
    </style:style>
    <style:style style:name="T68" style:family="text">
      <style:text-properties style:font-name="Trebuchet MS"/>
    </style:style>
    <style:style style:name="T69" style:family="text">
      <style:text-properties style:font-name="Trebuchet MS" fo:font-size="16pt" fo:language="es" fo:country="ES" fo:font-weight="bold" style:font-size-asian="16pt" style:language-asian="es" style:country-asian="ES" style:font-weight-asian="bold" style:font-size-complex="16pt" style:font-weight-complex="bold"/>
    </style:style>
    <style:style style:name="T70" style:family="text">
      <style:text-properties fo:font-size="12pt" fo:language="en" fo:country="GB" fo:font-weight="bold" style:font-size-asian="12pt" style:language-asian="es" style:country-asian="ES" style:font-weight-asian="bold" style:font-size-complex="12pt" style:font-weight-complex="bold"/>
    </style:style>
    <style:style style:name="T71" style:family="text">
      <style:text-properties fo:font-size="12pt" fo:language="en" fo:country="GB" style:font-size-asian="12pt" style:language-asian="es" style:country-asian="ES" style:font-size-complex="12pt"/>
    </style:style>
    <style:style style:name="T72" style:family="text">
      <style:text-properties fo:font-size="12pt" fo:language="es" fo:country="ES" fo:font-weight="bold" style:font-size-asian="12pt" style:language-asian="es" style:country-asian="ES" style:font-weight-asian="bold" style:font-size-complex="12pt" style:font-weight-complex="bold"/>
    </style:style>
    <style:style style:name="T73" style:family="text">
      <style:text-properties fo:font-size="12pt" fo:language="es" fo:country="ES" style:font-size-asian="12pt" style:language-asian="es" style:country-asian="ES" style:font-size-complex="12pt"/>
    </style:style>
    <style:style style:name="T74" style:family="text">
      <style:text-properties style:font-name="Trebuchet MS" fo:font-size="16pt" fo:language="en" fo:country="GB" fo:font-weight="bold" style:font-size-asian="16pt" style:language-asian="es" style:country-asian="ES"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3">
        <text:list-header>
          <text:p text:style-name="P1"><text:bookmark-start text:name="_Ref513872091"/></text:p>
          <text:p text:style-name="P2"/>
          <text:p text:style-name="P3"/>
          <text:p text:style-name="P4">C# Coding Style Guide and Naming Guidelines.</text:p>
        </text:list-header>
      </text:list>
      <text:p text:style-name="P5"/>
      <text:p text:style-name="P6"><text:span text:style-name="T1">Revision 1 ( 14/01/2003 <text:s/>) – Carlos Guzmán Álvarez ( </text:span><text:a xlink:type="simple" xlink:href="mailto:carlosga@telefonica.net"><text:span text:style-name="T2">carlosga@telefonica.net</text:span></text:a><text:span text:style-name="T3"> )</text:span></text:p>
      <text:p text:style-name="P7"><text:span text:style-name="T4">Revision 2 ( 15/01/2003 <text:s/>) – Carlos Guzmán Álvarez ( </text:span><text:a xlink:type="simple" xlink:href="mailto:carlosga@telefonica.net"><text:span text:style-name="T2">carlosga@telefonica.net</text:span></text:a><text:span text:style-name="T3"> )</text:span></text:p>
      <text:p text:style-name="P6"><text:span text:style-name="T1">Revision 3 ( 29/07/2003 <text:s/>) – Carlos Guzmán Álvarez ( </text:span><text:a xlink:type="simple" xlink:href="mailto:carlosga@telefonica.net"><text:span text:style-name="T2">carlosga@telefonica.net</text:span></text:a><text:span text:style-name="T3"> )</text:span></text:p>
      <text:p text:style-name="P8"><text:span text:style-name="T5">Revision 4 ( 25/04/2005 <text:s/>) – Carlos Guzmán Álvarez ( </text:span><text:a xlink:type="simple" xlink:href="mailto:carlosga@telefonica.net"><text:span text:style-name="T2">carlosga@telefonica.net</text:span></text:a><text:span text:style-name="T1"> )</text:span></text:p>
      <text:p text:style-name="P6"><text:span text:style-name="T1">Revision 5 ( 04/09/2005 <text:s/>) – Carlos Guzmán Álvarez ( </text:span><text:a xlink:type="simple" xlink:href="mailto:carlosga@telefonica.net"><text:span text:style-name="T2">carlosga@telefonica.net</text:span></text:a><text:span text:style-name="T3"> )</text:span></text:p>
      <text:p text:style-name="P9"/>
      <text:p text:style-name="P7"/>
      <text:p text:style-name="P7"/>
      <text:p text:style-name="P7"/>
      <text:p text:style-name="P7"/>
      <text:p text:style-name="P10">Note:</text:p>
      <text:p text:style-name="P11">The Naming guidelines section is based on Microsoft C# Ecma documentation.</text:p>
      <text:p text:style-name="P11">Some things of the Coding Style section are based on Java conventions.</text:p>
      <text:p text:style-name="P12"/>
      <text:p text:style-name="P12"/>
      <text:p text:style-name="P12"/>
      <text:p text:style-name="P12"/>
      <text:p text:style-name="P12"/>
      <text:p text:style-name="P12"/>
      <text:p text:style-name="P12"/>
      <text:p text:style-name="P12"/>
      <text:p text:style-name="P12"/>
      <text:p text:style-name="P13"/>
      <text:p text:style-name="P13"/>
      <text:p text:style-name="P14"><text:s text:c="6"/>Copyright (c) <text:s/>2003-2005 Carlos Guzmán Álvarez (carlosga@telefonica.net).</text:p>
      <text:p text:style-name="P14"><text:s text:c="6"/><text:span text:style-name="T6">Permission is granted to copy, distribute and/or modify this document</text:span></text:p>
      <text:p text:style-name="P15"><text:s text:c="6"/>under the terms of the GNU Free Documentation License, Version 1.2</text:p>
      <text:p text:style-name="P15"><text:s text:c="6"/>or any later version published by the Free Software Foundation;</text:p>
      <text:p text:style-name="P15"><text:s text:c="6"/>with no Invariant Sections, no Front-Cover Texts, and no Back-Cover Texts.</text:p>
      <text:p text:style-name="P15"><text:s text:c="6"/>A copy of the license is included in the section entitled "GNU</text:p>
      <text:p text:style-name="P14"><text:span text:style-name="T6"><text:s text:c="6"/></text:span>Free Documentation License".</text:p>
      <text:p text:style-name="P11"/>
      <text:p text:style-name="P16"/>
      <text:p text:style-name="P16"/>
      <text:p text:style-name="P16"/>
      <text:p text:style-name="P16"/>
      <text:p text:style-name="P16"/>
      <text:p text:style-name="P16"/>
      <text:p text:style-name="P5"/>
      <text:list text:style-name="WW8Num3">
        <text:list-item>
          <text:p text:style-name="P17">Coding Style</text:p>
          <text:list>
            <text:list-item>
              <text:p text:style-name="P18">Source Files.</text:p>
              <text:list>
                <text:list-item>
                  <text:p text:style-name="P19">Beginning header.</text:p>
                </text:list-item>
              </text:list>
            </text:list-item>
          </text:list>
        </text:list-item>
      </text:list>
      <text:p text:style-name="P20"/>
      <text:p text:style-name="P21">All source files should begin with a c-style comment that lists the class name, version information, date, and copyright notice:</text:p>
      <text:p text:style-name="P22"/>
      <text:p text:style-name="P22">Example of license header using IDPL license:</text:p>
      <text:p text:style-name="P20"/>
      <text:p text:style-name="P23">/*</text:p>
      <text:p text:style-name="P24"><text:s/>* <text:s/>One line for describe the project.</text:p>
      <text:p text:style-name="P24"><text:s/>* </text:p>
      <text:p text:style-name="P24"><text:s/>* <text:s text:c="4"/>The contents of this file are subject to the Initial </text:p>
      <text:p text:style-name="P24"><text:s/>* <text:s text:c="4"/>Developer's Public License Version 1.0 (the "License"); </text:p>
      <text:p text:style-name="P24"><text:s/>* <text:s text:c="4"/>you may not use this file except in compliance with the </text:p>
      <text:p text:style-name="P24"><text:s/>* <text:s text:c="4"/>License. You may obtain a copy of the License at </text:p>
      <text:p text:style-name="P24"><text:s/>* <text:s text:c="4"/>http://www.firebirdsql.org/index.php?op=doc&amp;id=idpl</text:p>
      <text:p text:style-name="P24"><text:s/>*</text:p>
      <text:p text:style-name="P24"><text:s/>* <text:s text:c="4"/>Software distributed under the License is distributed on </text:p>
      <text:p text:style-name="P24"><text:s/>* <text:s text:c="4"/>an "AS IS" basis, WITHOUT WARRANTY OF ANY KIND, either </text:p>
      <text:p text:style-name="P24"><text:s/>* <text:s text:c="4"/>express or implied. <text:s/>See the License for the specific </text:p>
      <text:p text:style-name="P24"><text:s/>* <text:s text:c="4"/>language governing rights and limitations under the License.</text:p>
      <text:p text:style-name="P24"><text:s/>* </text:p>
      <text:p text:style-name="P25"><text:s/>* Copyright (C) Year <text:s/>name of author</text:p>
      <text:p text:style-name="P24"><text:s/>* <text:s/>All Rights Reserved.</text:p>
      <text:p text:style-name="P24"><text:s/>*/</text:p>
      <text:p text:style-name="P26"/>
      <text:list text:style-name="WW8Num3" text:continue-numbering="true">
        <text:list-item>
          <text:list text:continue-numbering="true">
            <text:list-item>
              <text:p text:style-name="P27">Line Length</text:p>
            </text:list-item>
          </text:list>
        </text:list-item>
      </text:list>
      <text:p text:style-name="P28">Consider avoiding (if possible) lines longer than 110 characters, switch on the ruler in your editor to get that managed, wrap lines if necessary.</text:p>
      <text:list text:style-name="WW8Num3" text:continue-numbering="true">
        <text:list-item>
          <text:list text:continue-numbering="true">
            <text:list-item>
              <text:p text:style-name="P27">Wrapping lines</text:p>
            </text:list-item>
          </text:list>
        </text:list-item>
      </text:list>
      <text:p text:style-name="P29"><text:span text:style-name="T7">When an expression </text:span><text:span text:style-name="T8">will not fit on a single line, break it according to these general principles:</text:span></text:p>
      <text:p text:style-name="P30"/>
      <text:list text:style-name="WW8Num9">
        <text:list-item>
          <text:p text:style-name="P31">Break after a comma.</text:p>
        </text:list-item>
        <text:list-item>
          <text:p text:style-name="P31">Break after an operator.</text:p>
        </text:list-item>
        <text:list-item>
          <text:p text:style-name="P31">Prefer higher-level breaks to low-level breaks.</text:p>
        </text:list-item>
        <text:list-item>
          <text:p text:style-name="P31">Align the new line with the beginning of the expression at the same level on the previous line.</text:p>
        </text:list-item>
      </text:list>
      <text:p text:style-name="P32"/>
      <text:p text:style-name="P32">Example of breaking method calls:</text:p>
      <text:p text:style-name="P33"/>
      <text:p text:style-name="P34">someMethod(longExpression1, longExpression2, longExpression3,</text:p>
      <text:p text:style-name="P35">longExpression4, longExpression5);</text:p>
      <text:p text:style-name="P36"/>
      <text:p text:style-name="P36">var = someMethod1(longExpression1,</text:p>
      <text:p text:style-name="P37">someMethod2(longExpression2,</text:p>
      <text:p text:style-name="P38">longExpression3));</text:p>
      <text:p text:style-name="P39"/>
      <text:p text:style-name="P40">Examples of breaking an arithmetic expression. The first is preferred, since the break occurs outside of the paranthesized expression (higher level rule).</text:p>
      <text:p text:style-name="P39"/>
      <text:p text:style-name="P41">var = <text:tab/>a * b / (c - g + f) +</text:p>
      <text:p text:style-name="P42">4 * z;<text:tab/>// PREFER</text:p>
      <text:p text:style-name="P41"/>
      <text:p text:style-name="P41">var = <text:tab/>a * b / (c - g +</text:p>
      <text:p text:style-name="P42">f) + 4 * z;<text:tab/>// AVOID</text:p>
      <text:p text:style-name="P39"/>
      <text:list text:style-name="WW8Num3" text:continue-numbering="true">
        <text:list-item>
          <text:list text:continue-numbering="true">
            <text:list-item>
              <text:p text:style-name="P43">Comments</text:p>
              <text:list>
                <text:list-item>
                  <text:p text:style-name="P44">Block Comments</text:p>
                </text:list-item>
              </text:list>
            </text:list-item>
          </text:list>
        </text:list-item>
      </text:list>
      <text:p text:style-name="P45">Use the following style for block comments:</text:p>
      <text:p text:style-name="P46">/* Line 1</text:p>
      <text:p text:style-name="P46"><text:s/>* Line 2</text:p>
      <text:p text:style-name="P46"><text:s/>* Line 3</text:p>
      <text:p text:style-name="P46"><text:s/>*/</text:p>
      <text:list text:style-name="WW8Num3" text:continue-numbering="true">
        <text:list-item>
          <text:list text:continue-numbering="true">
            <text:list-item>
              <text:list text:continue-numbering="true">
                <text:list-item>
                  <text:p text:style-name="P44">Single <text:span text:style-name="T9">line</text:span> comments</text:p>
                </text:list-item>
              </text:list>
            </text:list-item>
          </text:list>
        </text:list-item>
      </text:list>
      <text:p text:style-name="P45">Use this style for end of line comments:</text:p>
      <text:p text:style-name="P47">/* Comment Line */</text:p>
      <text:p text:style-name="P48">or</text:p>
      <text:p text:style-name="P47">// Comment Line</text:p>
      <text:p text:style-name="P49"/>
      <text:list text:style-name="WW8Num3" text:continue-numbering="true">
        <text:list-item>
          <text:list text:continue-numbering="true">
            <text:list-item>
              <text:list text:continue-numbering="true">
                <text:list-item>
                  <text:p text:style-name="P44">End of Line Comments</text:p>
                </text:list-item>
              </text:list>
            </text:list-item>
          </text:list>
        </text:list-item>
      </text:list>
      <text:p text:style-name="P45">Use this style for end of line comments:</text:p>
      <text:p text:style-name="P50"><text:span text:style-name="T10">System.Int32 intValue;<text:tab/></text:span><text:span text:style-name="T11">// Integer value</text:span></text:p>
      <text:list text:style-name="WW8Num3" text:continue-numbering="true">
        <text:list-item>
          <text:list text:continue-numbering="true">
            <text:list-item>
              <text:list text:continue-numbering="true">
                <text:list-item>
                  <text:p text:style-name="P44">Documentation comments</text:p>
                </text:list-item>
              </text:list>
            </text:list-item>
          </text:list>
        </text:list-item>
      </text:list>
      <text:p text:style-name="P45">Place documentation comments on separate XML files and use &lt;include ... /&gt; for make reference to the XML documentation file.</text:p>
      <text:p text:style-name="P45">Example:</text:p>
      <text:p text:style-name="P51"><text:span text:style-name="T12">///</text:span><text:span text:style-name="T11"> </text:span><text:span text:style-name="T12">&lt;include file='Documentation.xml'path='doc/member[@name="T:Example"]/*'/&gt;</text:span></text:p>
      <text:p text:style-name="P51"><text:span text:style-name="T13">public</text:span><text:span text:style-name="T14"> </text:span><text:span text:style-name="T13">sealed</text:span><text:span text:style-name="T14"> </text:span><text:span text:style-name="T13">class</text:span><text:span text:style-name="T14"> Example</text:span></text:p>
      <text:p text:style-name="P36">{</text:p>
      <text:p text:style-name="P36"><text:tab/>...</text:p>
      <text:p text:style-name="P36">}</text:p>
      <text:p text:style-name="Standard"><text:tab/></text:p>
      <text:list text:style-name="WW8Num3" text:continue-numbering="true">
        <text:list-item>
          <text:list text:continue-numbering="true">
            <text:list-item>
              <text:p text:style-name="P43">Declarations</text:p>
              <text:list>
                <text:list-item>
                  <text:p text:style-name="P52">Number per line.</text:p>
                </text:list-item>
              </text:list>
            </text:list-item>
          </text:list>
        </text:list-item>
      </text:list>
      <text:p text:style-name="P48">One declaration per line is recommended since it encourages commenting, example:</text:p>
      <text:p text:style-name="P53"><text:tab/></text:p>
      <text:p text:style-name="Standard"><text:span text:style-name="T10"><text:tab/></text:span><text:span text:style-name="T13">int</text:span><text:span text:style-name="T10"><text:tab/><text:tab/>value;</text:span></text:p>
      <text:p text:style-name="P54"><text:span text:style-name="T13">string</text:span><text:span text:style-name="T10"><text:tab/>name;<text:tab/></text:span><text:span text:style-name="T11">// PREFER</text:span></text:p>
      <text:p text:style-name="P54"><text:span text:style-name="T13">int</text:span><text:span text:style-name="T10"><text:tab/><text:tab/>value;<text:tab/></text:span><text:span text:style-name="T13">string</text:span><text:span text:style-name="T10"><text:tab/>name;<text:tab/><text:tab/></text:span><text:span text:style-name="T11">// AVOID</text:span></text:p>
      <text:list text:style-name="WW8Num3" text:continue-numbering="true">
        <text:list-item>
          <text:list text:continue-numbering="true">
            <text:list-item>
              <text:list text:continue-numbering="true">
                <text:list-item>
                  <text:p text:style-name="P52">Initialization</text:p>
                </text:list-item>
              </text:list>
            </text:list-item>
          </text:list>
        </text:list-item>
      </text:list>
      <text:p text:style-name="P55">Try to initialize local variables where they’re declared. </text:p>
      <text:p text:style-name="P45"><text:s/></text:p>
      <text:p text:style-name="P45">Example:</text:p>
      <text:p text:style-name="Standard"><text:span text:style-name="T10"><text:tab/></text:span><text:span text:style-name="T13">int</text:span><text:span text:style-name="T10"><text:tab/><text:tab/>value<text:tab/>= 0;</text:span></text:p>
      <text:p text:style-name="Standard"><text:span text:style-name="T10"><text:tab/></text:span><text:span text:style-name="T13">string</text:span><text:span text:style-name="T10"><text:tab/>name<text:tab/>= String.Empty;<text:tab/></text:span></text:p>
      <text:p text:style-name="Standard"><text:span text:style-name="T10"><text:tab/></text:span><text:span text:style-name="T13">bool</text:span><text:span text:style-name="T10"> <text:tab/>flag<text:tab/>= </text:span><text:span text:style-name="T15">false</text:span><text:span text:style-name="T10">;</text:span></text:p>
      <text:list text:style-name="WW8Num3" text:continue-numbering="true">
        <text:list-item>
          <text:list text:continue-numbering="true">
            <text:list-item>
              <text:list text:continue-numbering="true">
                <text:list-item>
                  <text:p text:style-name="P52">Placement</text:p>
                </text:list-item>
              </text:list>
            </text:list-item>
          </text:list>
        </text:list-item>
      </text:list>
      <text:p text:style-name="P55">Put declarations only at the beginning of blocks.</text:p>
      <text:p text:style-name="P56"/>
      <text:p text:style-name="P45">Example:</text:p>
      <text:p text:style-name="P57"><text:span text:style-name="T13">void</text:span><text:span text:style-name="T14"> myMethod() </text:span></text:p>
      <text:p text:style-name="P58">{</text:p>
      <text:p text:style-name="P59"><text:span text:style-name="T13">int</text:span><text:span text:style-name="T14"> int1 = 0;<text:tab/><text:tab/><text:tab/></text:span><text:span text:style-name="T11">// beginning of method block</text:span></text:p>
      <text:p text:style-name="P59"><text:span text:style-name="T13">if</text:span><text:span text:style-name="T14"> (condition) </text:span></text:p>
      <text:p text:style-name="P60">{</text:p>
      <text:p text:style-name="P61"><text:span text:style-name="T14">int int2 = 0; <text:tab/></text:span><text:span text:style-name="T11">// beginning of "if" block</text:span></text:p>
      <text:p text:style-name="P35">...</text:p>
      <text:p text:style-name="P60">}</text:p>
      <text:p text:style-name="P58">}</text:p>
      <text:p text:style-name="P62"/>
      <text:list text:style-name="WW8Num3" text:continue-numbering="true">
        <text:list-item>
          <text:list text:continue-numbering="true">
            <text:list-item>
              <text:list text:continue-numbering="true">
                <text:list-item>
                  <text:p text:style-name="P63">Class and Interfaces</text:p>
                </text:list-item>
              </text:list>
            </text:list-item>
          </text:list>
        </text:list-item>
      </text:list>
      <text:p text:style-name="P64"/>
      <text:p text:style-name="P45">Use this style for end of line comments:</text:p>
      <text:list text:style-name="WW8Num7">
        <text:list-item>
          <text:p text:style-name="P65"><text:span text:style-name="T16">No </text:span><text:span text:style-name="T17">space between a method name and the parenthesis “(“ starting its parameter list.</text:span></text:p>
        </text:list-item>
        <text:list-item>
          <text:p text:style-name="P66">Open brace “{”starts a line by itself indented to match its declaration statement.</text:p>
        </text:list-item>
        <text:list-item>
          <text:p text:style-name="P66">Closing brace “}” starts a line by itself indented to match its corresponding opening statement.</text:p>
        </text:list-item>
      </text:list>
      <text:p text:style-name="P45"/>
      <text:p text:style-name="P45">Example:</text:p>
      <text:p text:style-name="P57"><text:span text:style-name="T13">public</text:span><text:span text:style-name="T14"> </text:span><text:span text:style-name="T13">class</text:span><text:span text:style-name="T14"> MyClass : MyBaseClass</text:span></text:p>
      <text:p text:style-name="P58">{</text:p>
      <text:p text:style-name="P57"><text:span text:style-name="T14"><text:tab/></text:span><text:span text:style-name="T13">public</text:span><text:span text:style-name="T14"> MyClass()</text:span></text:p>
      <text:p text:style-name="P58"><text:tab/>{ <text:s text:c="3"/></text:p>
      <text:p text:style-name="P58"><text:tab/>} <text:s text:c="2"/></text:p>
      <text:p text:style-name="P58"/>
      <text:p text:style-name="P57"><text:span text:style-name="T14"><text:tab/></text:span><text:span text:style-name="T13">public</text:span><text:span text:style-name="T14"> </text:span><text:span text:style-name="T13">string</text:span><text:span text:style-name="T14"> ReadData()</text:span></text:p>
      <text:p text:style-name="P57"><text:span text:style-name="T14"><text:tab/></text:span><text:span text:style-name="T18">{</text:span></text:p>
      <text:p text:style-name="P57"><text:span text:style-name="T14"><text:tab/><text:tab/></text:span><text:span text:style-name="T11">/* Access a custom resource. */</text:span></text:p>
      <text:p text:style-name="P58"><text:tab/>} <text:s/></text:p>
      <text:p text:style-name="P67">}</text:p>
      <text:p text:style-name="P46"/>
      <text:p text:style-name="P48">Example of Interface:</text:p>
      <text:p text:style-name="P46"/>
      <text:p text:style-name="P46">/* C#</text:p>
      <text:p text:style-name="P46"><text:s/>* Code for the IAccount interface module.</text:p>
      <text:p text:style-name="P68"><text:s/>*/</text:p>
      <text:p text:style-name="P57"><text:span text:style-name="T13">public</text:span><text:span text:style-name="T14"> </text:span><text:span text:style-name="T13">interface</text:span><text:span text:style-name="T14"> IAccount</text:span></text:p>
      <text:p text:style-name="P58">{</text:p>
      <text:p text:style-name="P57"><text:span text:style-name="T14"><text:tab/></text:span><text:span text:style-name="T13">void</text:span><text:span text:style-name="T14"> PostInterest();</text:span></text:p>
      <text:p text:style-name="P57"><text:span text:style-name="T14"><text:tab/></text:span><text:span text:style-name="T19">void</text:span><text:span text:style-name="T18"> DeductFees(IFeeSchedule feeSchedule);</text:span></text:p>
      <text:p text:style-name="P69">}</text:p>
      <text:p text:style-name="P70"/>
      <text:list text:style-name="WW8Num3" text:continue-numbering="true">
        <text:list-item>
          <text:list text:continue-numbering="true">
            <text:list-item>
              <text:p text:style-name="P43">Statements</text:p>
              <text:list>
                <text:list-item>
                  <text:p text:style-name="P52">Simple statements</text:p>
                </text:list-item>
              </text:list>
            </text:list-item>
          </text:list>
        </text:list-item>
      </text:list>
      <text:p text:style-name="P55">Each line should contain at most one statement. </text:p>
      <text:p text:style-name="P55"/>
      <text:p text:style-name="P71">Example:</text:p>
      <text:p text:style-name="Standard"/>
      <text:p text:style-name="P57"><text:span text:style-name="T18">var1++; <text:tab/><text:tab/><text:tab/></text:span><text:span text:style-name="T20">// Correct</text:span></text:p>
      <text:p text:style-name="P57"><text:span text:style-name="T18">var2++; <text:tab/><text:tab/><text:tab/></text:span><text:span text:style-name="T20">// Correct</text:span></text:p>
      <text:p text:style-name="P57"><text:span text:style-name="T18">var1++; var2--; <text:tab/></text:span><text:span text:style-name="T20">// AVOID!</text:span></text:p>
      <text:list text:style-name="WW8Num3" text:continue-numbering="true">
        <text:list-item>
          <text:list text:continue-numbering="true">
            <text:list-item>
              <text:list text:continue-numbering="true">
                <text:list-item>
                  <text:p text:style-name="P63">Return statements</text:p>
                </text:list-item>
              </text:list>
            </text:list-item>
          </text:list>
        </text:list-item>
      </text:list>
      <text:p text:style-name="P48">A return statement with a value should not use parentheses unless they make the return value more obvious in some way. </text:p>
      <text:p text:style-name="P48"/>
      <text:p text:style-name="P48">Example:</text:p>
      <text:p text:style-name="Standard"/>
      <text:p text:style-name="P72"><text:tab/>return;</text:p>
      <text:p text:style-name="Standard"><text:span text:style-name="T15"><text:tab/>return </text:span><text:span text:style-name="T10">var1</text:span><text:span text:style-name="T15">;</text:span></text:p>
      <text:p text:style-name="Standard"><text:span text:style-name="T15"><text:tab/>return </text:span><text:span text:style-name="T10">(var1 &gt; var2 ? 0 : 1)</text:span><text:span text:style-name="T15">;</text:span></text:p>
      <text:list text:style-name="WW8Num3" text:continue-numbering="true">
        <text:list-item>
          <text:list text:continue-numbering="true">
            <text:list-item>
              <text:list text:continue-numbering="true">
                <text:list-item>
                  <text:p text:style-name="P52">if statement</text:p>
                </text:list-item>
              </text:list>
            </text:list-item>
          </text:list>
        </text:list-item>
      </text:list>
      <text:p text:style-name="P45">Use always the open and close bracket for if and else blocks, put an space between the if and the open <text:span text:style-name="T8">parenthesis.</text:span></text:p>
      <text:p text:style-name="P73"/>
      <text:p text:style-name="P74">Examples:</text:p>
      <text:p text:style-name="P75"/>
      <text:p text:style-name="P57"><text:span text:style-name="T13">if</text:span><text:span text:style-name="T14"> (x &gt; 10)</text:span></text:p>
      <text:p text:style-name="P58">{</text:p>
      <text:p text:style-name="P59"><text:span text:style-name="T13">if</text:span><text:span text:style-name="T14"> (y &gt; 20)</text:span></text:p>
      <text:p text:style-name="P60">{</text:p>
      <text:p text:style-name="P35">Console.WriteLine("Statement_1");</text:p>
      <text:p text:style-name="P60">}</text:p>
      <text:p text:style-name="P76">else</text:p>
      <text:p text:style-name="P76">{</text:p>
      <text:p text:style-name="P77">Console.WriteLine("Statement_2");</text:p>
      <text:p text:style-name="P78">}</text:p>
      <text:p text:style-name="P69">}</text:p>
      <text:p text:style-name="P79"/>
      <text:p text:style-name="P57"><text:span text:style-name="T13">if</text:span><text:span text:style-name="T14"> (Condition_1)</text:span></text:p>
      <text:p text:style-name="P58">{</text:p>
      <text:p text:style-name="P60">Console.WriteLine("Statement_1");</text:p>
      <text:p text:style-name="P58">}</text:p>
      <text:p text:style-name="P79">else</text:p>
      <text:p text:style-name="P58">{</text:p>
      <text:p text:style-name="P59"><text:span text:style-name="T13">if</text:span><text:span text:style-name="T14"> (Condition_2)</text:span></text:p>
      <text:p text:style-name="P60">{</text:p>
      <text:p text:style-name="P35">Console.WriteLine("Statement_2");</text:p>
      <text:p text:style-name="P60">}</text:p>
      <text:p text:style-name="P59"><text:span text:style-name="T13">else</text:span><text:span text:style-name="T14"> </text:span></text:p>
      <text:p text:style-name="P60">{</text:p>
      <text:p text:style-name="P61"><text:span text:style-name="T13">if</text:span><text:span text:style-name="T14"> (Condition_3)</text:span></text:p>
      <text:p text:style-name="P35">{</text:p>
      <text:p text:style-name="P42">Console.WriteLine("Statement_1");</text:p>
      <text:p text:style-name="P35">}</text:p>
      <text:p text:style-name="P60">}</text:p>
      <text:p text:style-name="P58">}</text:p>
      <text:p text:style-name="P36"/>
      <text:p text:style-name="P50"><text:span text:style-name="T13">if</text:span><text:span text:style-name="T14"> (condition)<text:tab/></text:span><text:span text:style-name="T11">// AVOID! THIS OMITS THE BRACES {}!</text:span></text:p>
      <text:p text:style-name="P80">statement;</text:p>
      <text:list text:style-name="WW8Num3" text:continue-numbering="true">
        <text:list-item>
          <text:list text:continue-numbering="true">
            <text:list-item>
              <text:list text:continue-numbering="true">
                <text:list-item>
                  <text:p text:style-name="P52">switch statement</text:p>
                </text:list-item>
              </text:list>
            </text:list-item>
          </text:list>
        </text:list-item>
      </text:list>
      <text:p text:style-name="P36"/>
      <text:p text:style-name="P51"><text:span text:style-name="T21">A</text:span><text:span text:style-name="T22"> </text:span><text:span text:style-name="T13">switch</text:span><text:span text:style-name="T23"> </text:span><text:span text:style-name="T21">statement should have the following form:</text:span></text:p>
      <text:p text:style-name="P36"/>
      <text:p text:style-name="P50"><text:span text:style-name="T13">switch </text:span><text:span text:style-name="T14">(</text:span><text:span text:style-name="T24">condition</text:span><text:span text:style-name="T14">) </text:span></text:p>
      <text:p text:style-name="P36"><text:tab/>{ <text:s text:c="8"/></text:p>
      <text:p text:style-name="P59"><text:span text:style-name="T13">case</text:span><text:span text:style-name="T14"> 0: <text:s text:c="8"/></text:span></text:p>
      <text:p text:style-name="P51"><text:span text:style-name="T14"><text:tab/><text:tab/></text:span><text:span text:style-name="T13">case</text:span><text:span text:style-name="T14"> 1: <text:s text:c="2"/></text:span></text:p>
      <text:p text:style-name="P36"><text:tab/><text:tab/>{</text:p>
      <text:p text:style-name="P36"><text:tab/><text:tab/><text:tab/>statements;</text:p>
      <text:p text:style-name="P36"><text:tab/><text:tab/>}<text:tab/></text:p>
      <text:p text:style-name="P51"><text:span text:style-name="T14"><text:tab/><text:tab/></text:span><text:span text:style-name="T13">break</text:span><text:span text:style-name="T14">; <text:s text:c="17"/></text:span></text:p>
      <text:p text:style-name="P36"><text:tab/><text:tab/></text:p>
      <text:p text:style-name="P51"><text:span text:style-name="T14"><text:tab/><text:tab/></text:span><text:span text:style-name="T13">case</text:span><text:span text:style-name="T14"> 2: <text:s text:c="11"/></text:span></text:p>
      <text:p text:style-name="P36"><text:tab/><text:tab/>{</text:p>
      <text:p text:style-name="P36"><text:tab/><text:tab/><text:tab/>statements;</text:p>
      <text:p text:style-name="P36"><text:tab/><text:tab/>}</text:p>
      <text:p text:style-name="P51"><text:span text:style-name="T14"><text:tab/><text:tab/></text:span><text:span text:style-name="T13">break</text:span><text:span text:style-name="T14">; <text:s text:c="3"/></text:span></text:p>
      <text:p text:style-name="P36"><text:tab/><text:tab/></text:p>
      <text:p text:style-name="P51"><text:span text:style-name="T14"><text:tab/><text:tab/></text:span><text:span text:style-name="T13">case</text:span><text:span text:style-name="T14"> 3: <text:s text:c="11"/></text:span></text:p>
      <text:p text:style-name="P36"><text:tab/><text:tab/>{</text:p>
      <text:p text:style-name="P36"><text:tab/><text:tab/><text:tab/>statements;</text:p>
      <text:p text:style-name="P36"><text:tab/><text:tab/>}</text:p>
      <text:p text:style-name="P51"><text:span text:style-name="T14"><text:tab/><text:tab/></text:span><text:span text:style-name="T13">break</text:span><text:span text:style-name="T14">;</text:span></text:p>
      <text:p text:style-name="P36"/>
      <text:p text:style-name="P51"><text:span text:style-name="T14"><text:tab/><text:tab/></text:span><text:span text:style-name="T13">default</text:span><text:span text:style-name="T14">: <text:s text:c="11"/></text:span></text:p>
      <text:p text:style-name="P36"><text:tab/><text:tab/>{</text:p>
      <text:p text:style-name="P36"><text:tab/><text:tab/><text:tab/>statements;</text:p>
      <text:p text:style-name="P51"><text:span text:style-name="T14"><text:tab/><text:tab/></text:span><text:span text:style-name="T18">}</text:span></text:p>
      <text:p text:style-name="P51"><text:span text:style-name="T18"><text:tab/><text:tab/></text:span><text:span text:style-name="T19">break</text:span><text:span text:style-name="T18">; <text:s text:c="5"/></text:span></text:p>
      <text:p text:style-name="P81"><text:tab/>}</text:p>
      <text:p text:style-name="P36"/>
      <text:list text:style-name="WW8Num3" text:continue-numbering="true">
        <text:list-item>
          <text:list text:continue-numbering="true">
            <text:list-item>
              <text:list text:continue-numbering="true">
                <text:list-item>
                  <text:p text:style-name="P52">for statement</text:p>
                </text:list-item>
              </text:list>
            </text:list-item>
          </text:list>
        </text:list-item>
      </text:list>
      <text:p text:style-name="P82"/>
      <text:p text:style-name="P51"><text:span text:style-name="T21">A</text:span><text:span text:style-name="T25"> </text:span><text:span text:style-name="T13">for</text:span><text:span text:style-name="T23"> </text:span><text:span text:style-name="T21">statement should have the following form:</text:span></text:p>
      <text:p text:style-name="P83"/>
      <text:p text:style-name="P51"><text:span text:style-name="T14"><text:tab/></text:span><text:span text:style-name="T13">for</text:span><text:span text:style-name="T14"> (</text:span><text:span text:style-name="T24">[</text:span><text:span text:style-name="T26">initializers]; [expression]; [iterators]</text:span><text:span text:style-name="T14">) </text:span></text:p>
      <text:p text:style-name="P84">{</text:p>
      <text:p text:style-name="P36"><text:tab/><text:tab/>statements;</text:p>
      <text:p text:style-name="P84">}</text:p>
      <text:p text:style-name="P84"/>
      <text:list text:style-name="WW8Num3" text:continue-numbering="true">
        <text:list-item>
          <text:list text:continue-numbering="true">
            <text:list-item>
              <text:list text:continue-numbering="true">
                <text:list-item>
                  <text:p text:style-name="P52">foreach statement</text:p>
                </text:list-item>
              </text:list>
            </text:list-item>
          </text:list>
        </text:list-item>
      </text:list>
      <text:p text:style-name="P82"/>
      <text:p text:style-name="P51"><text:span text:style-name="T21">A</text:span><text:span text:style-name="T22"> </text:span><text:span text:style-name="T13">foreach</text:span><text:span text:style-name="T23"> </text:span><text:span text:style-name="T21">statement should have the following form:</text:span></text:p>
      <text:p text:style-name="P83"/>
      <text:p text:style-name="P51"><text:span text:style-name="T14"><text:tab/></text:span><text:span text:style-name="T13">foreach</text:span><text:span text:style-name="T14"> (</text:span><text:a xlink:type="simple" xlink:href="../C%23%20Naming%20guidelines.doc"><text:span text:style-name="T27">type</text:span></text:a><text:span text:style-name="T28"> </text:span><text:a xlink:type="simple" xlink:href="../C%23%20Naming%20guidelines.doc"><text:span text:style-name="T27">identifier</text:span></text:a> <text:span text:style-name="T14"><text:s/></text:span><text:span text:style-name="T13">in</text:span><text:span text:style-name="T14"> </text:span><text:span text:style-name="T24">expression</text:span><text:span text:style-name="T14">) </text:span></text:p>
      <text:p text:style-name="P36"><text:tab/>{</text:p>
      <text:p text:style-name="P36"><text:tab/><text:tab/>statements;</text:p>
      <text:p text:style-name="P36"><text:tab/>}</text:p>
      <text:p text:style-name="P83"/>
      <text:list text:style-name="WW8Num3" text:continue-numbering="true">
        <text:list-item>
          <text:list text:continue-numbering="true">
            <text:list-item>
              <text:list text:continue-numbering="true">
                <text:list-item>
                  <text:p text:style-name="P52">while and do...while statements</text:p>
                </text:list-item>
              </text:list>
            </text:list-item>
          </text:list>
        </text:list-item>
      </text:list>
      <text:p text:style-name="P82"/>
      <text:p text:style-name="P51"><text:span text:style-name="T21">A </text:span><text:span text:style-name="T13">while</text:span><text:span text:style-name="T23"> </text:span><text:span text:style-name="T21">statement should have the following form:</text:span></text:p>
      <text:p text:style-name="P85"/>
      <text:p text:style-name="P51"><text:span text:style-name="T14"><text:tab/></text:span><text:span text:style-name="T13">while</text:span><text:span text:style-name="T14"> (</text:span><text:span text:style-name="T24">expression</text:span><text:span text:style-name="T14">) </text:span></text:p>
      <text:p text:style-name="P36"><text:tab/>{</text:p>
      <text:p text:style-name="P36"><text:tab/><text:tab/>statements;</text:p>
      <text:p text:style-name="P36"><text:tab/>}</text:p>
      <text:p text:style-name="P36"/>
      <text:p text:style-name="P86"><text:span text:style-name="T21">A</text:span><text:span text:style-name="T22"> </text:span><text:span text:style-name="T13">do</text:span><text:span text:style-name="T22"> ... </text:span><text:span text:style-name="T13">while</text:span><text:span text:style-name="T23"> </text:span><text:span text:style-name="T21">statement should have the following form:</text:span></text:p>
      <text:p text:style-name="P36"/>
      <text:p text:style-name="P51"><text:span text:style-name="T14"><text:tab/></text:span><text:span text:style-name="T19">do</text:span><text:span text:style-name="T18"> </text:span></text:p>
      <text:p text:style-name="P81"><text:tab/>{</text:p>
      <text:p text:style-name="P81"><text:tab/><text:tab/>statements;</text:p>
      <text:p text:style-name="P51"><text:span text:style-name="T18"><text:tab/>} </text:span><text:span text:style-name="T19">while </text:span><text:span text:style-name="T18">(</text:span><text:span text:style-name="T29">expression</text:span><text:span text:style-name="T18">);</text:span></text:p>
      <text:p text:style-name="P81"/>
      <text:list text:style-name="WW8Num3" text:continue-numbering="true">
        <text:list-item>
          <text:list text:continue-numbering="true">
            <text:list-item>
              <text:list text:continue-numbering="true">
                <text:list-item>
                  <text:p text:style-name="P52">try...catch statements</text:p>
                </text:list-item>
              </text:list>
            </text:list-item>
          </text:list>
        </text:list-item>
      </text:list>
      <text:p text:style-name="P87"/>
      <text:p text:style-name="P51"><text:span text:style-name="T21">A</text:span><text:span text:style-name="T25"> </text:span><text:span text:style-name="T13">try ... catch</text:span><text:span text:style-name="T23"> </text:span><text:span text:style-name="T21">statement should have the following form:</text:span></text:p>
      <text:p text:style-name="P36"/>
      <text:p text:style-name="P51"><text:span text:style-name="T14"><text:tab/></text:span><text:span text:style-name="T13">try</text:span><text:span text:style-name="T14"> </text:span></text:p>
      <text:p text:style-name="P36"><text:tab/>{</text:p>
      <text:p text:style-name="P36"><text:tab/><text:tab/>statements;</text:p>
      <text:p text:style-name="P81"><text:tab/>}</text:p>
      <text:p text:style-name="P51"><text:span text:style-name="T18"><text:tab/></text:span><text:span text:style-name="T19">catch </text:span><text:span text:style-name="T18">(ExceptionClass ex)</text:span></text:p>
      <text:p text:style-name="P81"><text:tab/>{</text:p>
      <text:p text:style-name="P81"><text:tab/><text:tab/>statements;</text:p>
      <text:p text:style-name="P81"><text:tab/>}</text:p>
      <text:p text:style-name="P88">or</text:p>
      <text:p text:style-name="P51"><text:span text:style-name="T18"><text:tab/></text:span><text:span text:style-name="T13">try</text:span><text:span text:style-name="T14"> </text:span></text:p>
      <text:p text:style-name="P36"><text:tab/>{</text:p>
      <text:p text:style-name="P36"><text:tab/><text:tab/>statements;</text:p>
      <text:p text:style-name="P81"><text:tab/>}</text:p>
      <text:p text:style-name="P50"><text:span text:style-name="T19">catch </text:span><text:span text:style-name="T18">(ExceptionClass ex)</text:span></text:p>
      <text:p text:style-name="P81"><text:tab/>{</text:p>
      <text:p text:style-name="P81"><text:tab/><text:tab/>statements;</text:p>
      <text:p text:style-name="P81"><text:tab/>}</text:p>
      <text:p text:style-name="P89">finally</text:p>
      <text:p text:style-name="P90">{</text:p>
      <text:p text:style-name="P81"><text:tab/><text:tab/>statements;</text:p>
      <text:p text:style-name="P90">}</text:p>
      <text:p text:style-name="P81"><text:tab/></text:p>
      <text:p text:style-name="P81"/>
      <text:list text:style-name="WW8Num3" text:continue-numbering="true">
        <text:list-item>
          <text:list text:continue-numbering="true">
            <text:list-item>
              <text:p text:style-name="P43">White space</text:p>
              <text:list>
                <text:list-item>
                  <text:p text:style-name="P44">Blank lines</text:p>
                </text:list-item>
              </text:list>
            </text:list-item>
          </text:list>
        </text:list-item>
      </text:list>
      <text:p text:style-name="P55">Blank lines improve readability by setting off sections of code that are logically related.</text:p>
      <text:p text:style-name="P91"/>
      <text:p text:style-name="P55">Two blank lines should always be used in the following circumstances:</text:p>
      <text:p text:style-name="P92">• Between sections of a source file</text:p>
      <text:p text:style-name="P93">• Between class and interface definitions</text:p>
      <text:p text:style-name="P55"/>
      <text:p text:style-name="P55">One blank line should always be used in the following circumstances:</text:p>
      <text:p text:style-name="P55"/>
      <text:p text:style-name="P92">• Between methods</text:p>
      <text:p text:style-name="P92">• Between logical sections inside a method to improve readability</text:p>
      <text:p text:style-name="P91"/>
      <text:list text:style-name="WW8Num3" text:continue-numbering="true">
        <text:list-item>
          <text:list text:continue-numbering="true">
            <text:list-item>
              <text:list text:continue-numbering="true">
                <text:list-item>
                  <text:p text:style-name="P44">Blank spaces</text:p>
                </text:list-item>
              </text:list>
            </text:list-item>
          </text:list>
        </text:list-item>
      </text:list>
      <text:p text:style-name="P55">Blank spaces should be used in the following circumstances:</text:p>
      <text:p text:style-name="P56"/>
      <text:list text:style-name="WW8Num6">
        <text:list-item>
          <text:p text:style-name="P94">A keyword followed by a parenthesis should be separated by a space. Example:</text:p>
          <text:p text:style-name="P95"/>
        </text:list-item>
      </text:list>
      <text:p text:style-name="P61"><text:span text:style-name="T30">while</text:span><text:span text:style-name="T31"> (</text:span><text:span text:style-name="T30">true</text:span><text:span text:style-name="T31">) </text:span></text:p>
      <text:p text:style-name="P96">{</text:p>
      <text:p text:style-name="P97">...</text:p>
      <text:p text:style-name="P96">}</text:p>
      <text:p text:style-name="Standard"/>
      <text:p text:style-name="P98">Note that a blank space should not be used between a method name and its opening parenthesis. This helps to distinguish keywords from method calls.</text:p>
      <text:p text:style-name="P99"/>
      <text:list text:style-name="WW8Num6">
        <text:list-item>
          <text:p text:style-name="P94">A blank space should appear after commas in argument lists.</text:p>
        </text:list-item>
        <text:list-item>
          <text:p text:style-name="P100"><text:span text:style-name="T17">All binary operators except </text:span><text:span text:style-name="T32">.</text:span><text:span text:style-name="T33"> </text:span><text:span text:style-name="T17">should be separated from their operands by spaces. Blank spaces should never separate unary operators such as unary minus, increment (“++”), and decrement (“--”) from their operands. Example:</text:span></text:p>
        </text:list-item>
      </text:list>
      <text:p text:style-name="P101"/>
      <text:p text:style-name="P102">a += c + d;</text:p>
      <text:p text:style-name="P102">a = (a + b) / (c * d);</text:p>
      <text:p text:style-name="P103"><text:span text:style-name="T13">while</text:span><text:span text:style-name="T14"> (d++ == s++) </text:span></text:p>
      <text:p text:style-name="P102">{</text:p>
      <text:p text:style-name="P104">n++;</text:p>
      <text:p text:style-name="P102">}</text:p>
      <text:p text:style-name="P102"/>
      <text:list text:style-name="WW8Num4">
        <text:list-item>
          <text:p text:style-name="P105"><text:span text:style-name="T17">The expressions in a </text:span><text:span text:style-name="T33">for </text:span><text:span text:style-name="T17">statement should be separated by blank spaces. </text:span><text:span text:style-name="T34">Example:</text:span></text:p>
        </text:list-item>
      </text:list>
      <text:p text:style-name="P102"/>
      <text:p text:style-name="P106"><text:span text:style-name="T19">for</text:span><text:span text:style-name="T18"> (expr1; expr2; expr3)</text:span></text:p>
      <text:p text:style-name="P102"/>
      <text:p text:style-name="P102"/>
      <text:list text:style-name="WW8Num3" text:continue-numbering="true">
        <text:list-item>
          <text:p text:style-name="P107">Naming guidelines<text:bookmark-end text:name="_Ref513872091"/></text:p>
          <text:list>
            <text:list-item>
              <text:p text:style-name="P43">Capitalization styles</text:p>
            </text:list-item>
          </text:list>
        </text:list-item>
      </text:list>
      <text:p text:style-name="P45">The following section describes different ways of capitalizing identifiers.</text:p>
      <text:list text:style-name="WW8Num3" text:continue-numbering="true">
        <text:list-item>
          <text:list text:continue-numbering="true">
            <text:list-item>
              <text:list text:continue-numbering="true">
                <text:list-item>
                  <text:p text:style-name="P52">Pascal casing</text:p>
                </text:list-item>
              </text:list>
            </text:list-item>
          </text:list>
        </text:list-item>
      </text:list>
      <text:p text:style-name="P45">This convention capitalizes the first character of each word. For example:</text:p>
      <text:p text:style-name="P108"><text:span text:style-name="T35">C</text:span><text:span text:style-name="T36">olor <text:s text:c="3"/></text:span><text:span text:style-name="T35">B</text:span><text:span text:style-name="T36">it</text:span><text:span text:style-name="T35">C</text:span><text:span text:style-name="T36">onverter</text:span></text:p>
      <text:list text:style-name="WW8Num3" text:continue-numbering="true">
        <text:list-item>
          <text:list text:continue-numbering="true">
            <text:list-item>
              <text:list text:continue-numbering="true">
                <text:list-item>
                  <text:p text:style-name="P109">Camel casing</text:p>
                </text:list-item>
              </text:list>
            </text:list-item>
          </text:list>
        </text:list-item>
      </text:list>
      <text:p text:style-name="P45">This convention capitalizes the first character of each word except the first word. For example:</text:p>
      <text:p text:style-name="Code"><text:span text:style-name="T37">background</text:span><text:span text:style-name="T38">C</text:span><text:span text:style-name="T37">olor <text:s text:c="3"/>total</text:span><text:span text:style-name="T38">V</text:span><text:span text:style-name="T37">alue</text:span><text:span text:style-name="T38">C</text:span><text:span text:style-name="T37">ount</text:span></text:p>
      <text:list text:style-name="WW8Num3" text:continue-numbering="true">
        <text:list-item>
          <text:list text:continue-numbering="true">
            <text:list-item>
              <text:list text:continue-numbering="true">
                <text:list-item>
                  <text:p text:style-name="P109">All uppercase</text:p>
                </text:list-item>
              </text:list>
            </text:list-item>
          </text:list>
        </text:list-item>
      </text:list>
      <text:p text:style-name="P110">Only use all uppercase letters for an identifier if it contains an abbreviation. For example:</text:p>
      <text:p text:style-name="P111">System.IO<text:line-break/>System.WinForms.UI</text:p>
      <text:list text:style-name="WW8Num3" text:continue-numbering="true">
        <text:list-item>
          <text:list text:continue-numbering="true">
            <text:list-item>
              <text:list text:continue-numbering="true">
                <text:list-item>
                  <text:p text:style-name="P109">Capitalization summary</text:p>
                </text:list-item>
              </text:list>
            </text:list-item>
          </text:list>
        </text:list-item>
      </text:list>
      <text:p text:style-name="P112">The following table summarizes the capitalization style for the different kinds of identifier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3">Type</text:p>
            </table:table-cell>
            <table:table-cell table:style-name="Table1.A1" office:value-type="string">
              <text:p text:style-name="P113">Case</text:p>
            </table:table-cell>
            <table:table-cell table:style-name="Table1.A1" office:value-type="string">
              <text:p text:style-name="P113">Notes</text:p>
            </table:table-cell>
          </table:table-row>
        </table:table-header-rows>
        <table:table-row>
          <table:table-cell table:style-name="Table1.A2" office:value-type="string">
            <text:p text:style-name="P114">Class</text:p>
          </table:table-cell>
          <table:table-cell table:style-name="Table1.A2" office:value-type="string">
            <text:p text:style-name="P114">PascalCase</text:p>
          </table:table-cell>
          <table:table-cell table:style-name="Table1.A2" office:value-type="string">
            <text:p text:style-name="P114">  </text:p>
          </table:table-cell>
        </table:table-row>
        <table:table-row>
          <table:table-cell table:style-name="Table1.A2" office:value-type="string">
            <text:p text:style-name="P114">Attribute Class</text:p>
          </table:table-cell>
          <table:table-cell table:style-name="Table1.A2" office:value-type="string">
            <text:p text:style-name="P114">PascalCase</text:p>
          </table:table-cell>
          <table:table-cell table:style-name="Table1.A2" office:value-type="string">
            <text:p text:style-name="Table"><text:span text:style-name="T39">Has a suffix of </text:span><text:span text:style-name="T40">Attribute</text:span></text:p>
          </table:table-cell>
        </table:table-row>
        <table:table-row>
          <table:table-cell table:style-name="Table1.A2" office:value-type="string">
            <text:p text:style-name="P114">Exception Class</text:p>
          </table:table-cell>
          <table:table-cell table:style-name="Table1.A2" office:value-type="string">
            <text:p text:style-name="P114">PascalCase</text:p>
          </table:table-cell>
          <table:table-cell table:style-name="Table1.A2" office:value-type="string">
            <text:p text:style-name="Table"><text:span text:style-name="T39">Has a suffix of </text:span><text:span text:style-name="T40">Exception</text:span></text:p>
          </table:table-cell>
        </table:table-row>
        <table:table-row>
          <table:table-cell table:style-name="Table1.A2" office:value-type="string">
            <text:p text:style-name="P114">Constant</text:p>
          </table:table-cell>
          <table:table-cell table:style-name="Table1.A2" office:value-type="string">
            <text:p text:style-name="P114">PascalCase</text:p>
          </table:table-cell>
          <table:table-cell table:style-name="Table1.A2" office:value-type="string">
            <text:p text:style-name="P114">  </text:p>
          </table:table-cell>
        </table:table-row>
        <table:table-row>
          <table:table-cell table:style-name="Table1.A2" office:value-type="string">
            <text:p text:style-name="P114">Enum type</text:p>
          </table:table-cell>
          <table:table-cell table:style-name="Table1.A2" office:value-type="string">
            <text:p text:style-name="P114">PascalCase</text:p>
          </table:table-cell>
          <table:table-cell table:style-name="Table1.A2" office:value-type="string">
            <text:p text:style-name="P114">  </text:p>
          </table:table-cell>
        </table:table-row>
        <table:table-row>
          <table:table-cell table:style-name="Table1.A2" office:value-type="string">
            <text:p text:style-name="P114">Enum values</text:p>
          </table:table-cell>
          <table:table-cell table:style-name="Table1.A2" office:value-type="string">
            <text:p text:style-name="P114">PascalCase</text:p>
          </table:table-cell>
          <table:table-cell table:style-name="Table1.A2" office:value-type="string">
            <text:p text:style-name="P114">  </text:p>
          </table:table-cell>
        </table:table-row>
        <table:table-row>
          <table:table-cell table:style-name="Table1.A2" office:value-type="string">
            <text:p text:style-name="P114">Event</text:p>
          </table:table-cell>
          <table:table-cell table:style-name="Table1.A2" office:value-type="string">
            <text:p text:style-name="P114">PascalCase</text:p>
          </table:table-cell>
          <table:table-cell table:style-name="Table1.A2" office:value-type="string">
            <text:p text:style-name="P114"> </text:p>
          </table:table-cell>
        </table:table-row>
        <table:table-row>
          <table:table-cell table:style-name="Table1.A2" office:value-type="string">
            <text:p text:style-name="P114">Interface</text:p>
          </table:table-cell>
          <table:table-cell table:style-name="Table1.A2" office:value-type="string">
            <text:p text:style-name="P114">PascalCase</text:p>
          </table:table-cell>
          <table:table-cell table:style-name="Table1.A2" office:value-type="string">
            <text:p text:style-name="Table"><text:span text:style-name="T39">Has a prefix of </text:span><text:span text:style-name="T41">I</text:span></text:p>
          </table:table-cell>
        </table:table-row>
        <table:table-row>
          <table:table-cell table:style-name="Table1.A2" office:value-type="string">
            <text:p text:style-name="P114">Local variable</text:p>
          </table:table-cell>
          <table:table-cell table:style-name="Table1.A2" office:value-type="string">
            <text:p text:style-name="P114">camelCase</text:p>
          </table:table-cell>
          <table:table-cell table:style-name="Table1.A2" office:value-type="string">
            <text:p text:style-name="P114">  </text:p>
          </table:table-cell>
        </table:table-row>
        <table:table-row>
          <table:table-cell table:style-name="Table1.A2" office:value-type="string">
            <text:p text:style-name="P114">Method</text:p>
          </table:table-cell>
          <table:table-cell table:style-name="Table1.A2" office:value-type="string">
            <text:p text:style-name="P114">PascalCase</text:p>
          </table:table-cell>
          <table:table-cell table:style-name="Table1.A2" office:value-type="string">
            <text:p text:style-name="P114">  </text:p>
          </table:table-cell>
        </table:table-row>
        <table:table-row>
          <table:table-cell table:style-name="Table1.A2" office:value-type="string">
            <text:p text:style-name="P114">Namespace</text:p>
          </table:table-cell>
          <table:table-cell table:style-name="Table1.A2" office:value-type="string">
            <text:p text:style-name="P114">PascalCase</text:p>
          </table:table-cell>
          <table:table-cell table:style-name="Table1.A2" office:value-type="string">
            <text:p text:style-name="P114">  </text:p>
          </table:table-cell>
        </table:table-row>
        <table:table-row>
          <table:table-cell table:style-name="Table1.A2" office:value-type="string">
            <text:p text:style-name="P114">Property</text:p>
          </table:table-cell>
          <table:table-cell table:style-name="Table1.A2" office:value-type="string">
            <text:p text:style-name="P114">PascalCase</text:p>
          </table:table-cell>
          <table:table-cell table:style-name="Table1.A2" office:value-type="string">
            <text:p text:style-name="P114">  </text:p>
          </table:table-cell>
        </table:table-row>
        <table:table-row>
          <table:table-cell table:style-name="Table1.A2" office:value-type="string">
            <text:p text:style-name="P114">Public Instance Field</text:p>
          </table:table-cell>
          <table:table-cell table:style-name="Table1.A2" office:value-type="string">
            <text:p text:style-name="P114">PascalCase</text:p>
          </table:table-cell>
          <table:table-cell table:style-name="Table1.A2" office:value-type="string">
            <text:p text:style-name="P114">Rarely used (use a property instead)</text:p>
          </table:table-cell>
        </table:table-row>
        <table:table-row>
          <table:table-cell table:style-name="Table1.A2" office:value-type="string">
            <text:p text:style-name="P114">Protected Instance Field</text:p>
          </table:table-cell>
          <table:table-cell table:style-name="Table1.A2" office:value-type="string">
            <text:p text:style-name="P114">camelCase</text:p>
          </table:table-cell>
          <table:table-cell table:style-name="Table1.A2" office:value-type="string">
            <text:p text:style-name="P114">Rarely used (use a property instead)</text:p>
          </table:table-cell>
        </table:table-row>
        <table:table-row>
          <table:table-cell table:style-name="Table1.A2" office:value-type="string">
            <text:p text:style-name="P114">Parameter</text:p>
          </table:table-cell>
          <table:table-cell table:style-name="Table1.A2" office:value-type="string">
            <text:p text:style-name="P114">camelCase</text:p>
          </table:table-cell>
          <table:table-cell table:style-name="Table1.A2" office:value-type="string">
            <text:p text:style-name="P114">  </text:p>
          </table:table-cell>
        </table:table-row>
      </table:table>
      <text:p text:style-name="Table_20_Spacing_20_After"/>
      <text:list text:style-name="WW8Num3" text:continue-numbering="true">
        <text:list-item>
          <text:list text:continue-numbering="true">
            <text:list-item>
              <text:p text:style-name="P115">Word choice</text:p>
            </text:list-item>
          </text:list>
        </text:list-item>
      </text:list>
      <text:list text:style-name="WW8Num1">
        <text:list-item>
          <text:p text:style-name="P116">Do avoid using class names duplicated in heavily used namespaces. For example, don’t use the following for a class name.</text:p>
        </text:list-item>
      </text:list>
      <text:p text:style-name="Code"><text:span text:style-name="T42">System</text:span><text:span text:style-name="T37"> <text:s text:c="3"/></text:span><text:span text:style-name="T42">Collections</text:span><text:span text:style-name="T37"> <text:s text:c="3"/></text:span><text:span text:style-name="T42">Forms</text:span><text:span text:style-name="T37"> <text:s text:c="3"/></text:span><text:span text:style-name="T42">UI</text:span></text:p>
      <text:list text:style-name="WW8Num1">
        <text:list-item>
          <text:p text:style-name="P116">Do not use abbreviations in identifiers.</text:p>
        </text:list-item>
        <text:list-item>
          <text:p text:style-name="P116">If you must use abbreviations, do use camelCase for any abbreviation containing more than two characters, even if this is not the usual abbreviation. </text:p>
        </text:list-item>
      </text:list>
      <text:list text:style-name="WW8Num3" text:continue-numbering="true">
        <text:list-item>
          <text:list text:continue-numbering="true">
            <text:list-item>
              <text:p text:style-name="P43">Namespaces</text:p>
            </text:list-item>
          </text:list>
        </text:list-item>
      </text:list>
      <text:p text:style-name="Standard"><text:span text:style-name="T43">The general rule for namespace naming is: </text:span><text:span text:style-name="T44">CompanyName.TechnologyName</text:span><text:span text:style-name="T43">.</text:span></text:p>
      <text:list text:style-name="WW8Num1">
        <text:list-item>
          <text:p text:style-name="P117"><text:span text:style-name="T43">Do avoid the possibility of two published namespaces having the same name, by prefixing namespace names with a company name or other well-established brand. For example, </text:span><text:span text:style-name="T44">Microsoft.Office</text:span><text:span text:style-name="T43"> for the Office Automation classes provided by </text:span><text:span text:style-name="T45">Microsoft</text:span><text:span text:style-name="T43">. </text:span></text:p>
        </text:list-item>
        <text:list-item>
          <text:p text:style-name="P117"><text:span text:style-name="T43">Do use </text:span><text:span text:style-name="T46">PascalCase</text:span><text:span text:style-name="T43">, and separate logical components with periods (as in </text:span><text:span text:style-name="T44">Microsoft.Office.PowerPoint</text:span><text:span text:style-name="T43">). If your brand employs non-traditional casing, do follow the casing defined by your brand, even if it deviates from normal namespace casing (for example, </text:span><text:span text:style-name="T44">NeXT.WebObjects</text:span><text:span text:style-name="T43">, and </text:span><text:span text:style-name="T44">ee.cummings</text:span><text:span text:style-name="T43">).</text:span></text:p>
        </text:list-item>
        <text:list-item>
          <text:p text:style-name="P117"><text:span text:style-name="T43">Do use plural namespace names where appropriate. For example, use </text:span><text:span text:style-name="T44">System.Collections</text:span><text:span text:style-name="T46"> </text:span><text:span text:style-name="T47">rather than</text:span><text:span text:style-name="T43"> </text:span><text:span text:style-name="T44">System.Collection</text:span><text:span text:style-name="T45">.Exceptions</text:span><text:span text:style-name="T43"> to this rule are brand names and abbreviations. For example, use </text:span><text:span text:style-name="T44">System.IO</text:span><text:span text:style-name="T45"> not </text:span><text:span text:style-name="T44">System.IOs</text:span><text:span text:style-name="T43">.</text:span></text:p>
        </text:list-item>
        <text:list-item>
          <text:p text:style-name="P116">Do not have namespaces and classes with the same name. </text:p>
        </text:list-item>
      </text:list>
      <text:list text:style-name="WW8Num3" text:continue-numbering="true">
        <text:list-item>
          <text:list text:continue-numbering="true">
            <text:list-item>
              <text:p text:style-name="P118">Classes</text:p>
            </text:list-item>
          </text:list>
        </text:list-item>
      </text:list>
      <text:list text:style-name="WW8Num1">
        <text:list-item>
          <text:p text:style-name="P116">Do name classes with nouns or noun phrases.</text:p>
        </text:list-item>
        <text:list-item>
          <text:p text:style-name="P116">Do use PascalCase.</text:p>
        </text:list-item>
        <text:list-item>
          <text:p text:style-name="P116">Do use sparingly, abbreviations in class names.</text:p>
        </text:list-item>
        <text:list-item>
          <text:p text:style-name="P117"><text:span text:style-name="T43">Do not use any prefix (such as </text:span><text:span text:style-name="T46">“C”</text:span><text:span text:style-name="T43">, for example). Where possible, avoid starting with the letter </text:span><text:span text:style-name="T46">“I”</text:span><text:span text:style-name="T43">, since that is the recommended prefix for interface names. If you must start with that letter, make sure the second character is lowercase, as in </text:span><text:span text:style-name="T48">IdentityStore</text:span><text:span text:style-name="T43">. </text:span></text:p>
        </text:list-item>
        <text:list-item>
          <text:p text:style-name="P116">Do not use any underscores.</text:p>
        </text:list-item>
      </text:list>
      <text:p text:style-name="Code"><text:span text:style-name="T49">public class</text:span><text:span text:style-name="T37"> </text:span><text:span text:style-name="T50">FileStream</text:span><text:span text:style-name="T37"> </text:span></text:p>
      <text:p text:style-name="P111">{ </text:p>
      <text:p text:style-name="P119">… </text:p>
      <text:p text:style-name="Code"><text:span text:style-name="T37">}<text:line-break/></text:span><text:span text:style-name="T49">public class</text:span><text:span text:style-name="T37"> </text:span><text:span text:style-name="T36">Button</text:span><text:span text:style-name="T51"> </text:span></text:p>
      <text:p text:style-name="P111">{ </text:p>
      <text:p text:style-name="P119">… </text:p>
      <text:p text:style-name="Code"><text:span text:style-name="T37">}<text:line-break/></text:span><text:span text:style-name="T49">public class</text:span><text:span text:style-name="T37"> </text:span><text:span text:style-name="T36">String</text:span><text:span text:style-name="T37"> </text:span></text:p>
      <text:p text:style-name="P111">{ </text:p>
      <text:p text:style-name="P119">… </text:p>
      <text:p text:style-name="P111">}</text:p>
      <text:list text:style-name="WW8Num3" text:continue-numbering="true">
        <text:list-item>
          <text:list text:continue-numbering="true">
            <text:list-item>
              <text:p text:style-name="P120"><text:span text:style-name="T52">Interface</text:span><text:span text:style-name="T53">s</text:span></text:p>
            </text:list-item>
          </text:list>
        </text:list-item>
      </text:list>
      <text:list text:style-name="WW8Num1">
        <text:list-item>
          <text:p text:style-name="P116">Do name interfaces with nouns or noun phrases, or adjectives describing behavior. For example, <text:span text:style-name="T54">IComponent</text:span> (descriptive noun), <text:span text:style-name="T54">ICustomAttributeProvider</text:span> (noun phrase), and <text:span text:style-name="T54">IPersistable</text:span> (adjective).</text:p>
        </text:list-item>
        <text:list-item>
          <text:p text:style-name="P116">Do use PascalCase.</text:p>
        </text:list-item>
        <text:list-item>
          <text:p text:style-name="P116">Do use sparingly, abbreviations in interface names.</text:p>
        </text:list-item>
        <text:list-item>
          <text:p text:style-name="P116">Do not use any underscores.</text:p>
        </text:list-item>
        <text:list-item>
          <text:p text:style-name="P116">Do prefix interface names with the letter <text:span text:style-name="T55">“I”</text:span>, to indicate that the type is an interface. </text:p>
        </text:list-item>
        <text:list-item>
          <text:p text:style-name="P116">Do use similar names when defining a class/interface pair where the class is a standard implementation of the interface. The names should differ only by the “I” prefix in the interface name. This approach is used for the interface IComponent and its standard implementation, Component.</text:p>
        </text:list-item>
      </text:list>
      <text:p text:style-name="Code"><text:span text:style-name="T49">public interface</text:span><text:span text:style-name="T37"> <text:tab/></text:span><text:span text:style-name="T36">IComponent</text:span><text:span text:style-name="T37"> </text:span></text:p>
      <text:p text:style-name="P111">{ </text:p>
      <text:p text:style-name="P121">… </text:p>
      <text:p text:style-name="Code"><text:span text:style-name="T37">}<text:line-break/></text:span><text:span text:style-name="T49">public class</text:span><text:span text:style-name="T37"> Component : </text:span><text:span text:style-name="T36">IComponent</text:span><text:span text:style-name="T51"> </text:span></text:p>
      <text:p text:style-name="P111">{ </text:p>
      <text:p text:style-name="P119">… </text:p>
      <text:p text:style-name="Code"><text:span text:style-name="T37">}<text:line-break/></text:span><text:span text:style-name="T49">public interface</text:span><text:span text:style-name="T37"> <text:tab/></text:span><text:span text:style-name="T36">IserviceProvider</text:span></text:p>
      <text:p text:style-name="P111">{ </text:p>
      <text:p text:style-name="P119">… </text:p>
      <text:p text:style-name="Code"><text:span text:style-name="T37">}<text:line-break/></text:span><text:span text:style-name="T49">public interface</text:span><text:span text:style-name="T37"> <text:tab/></text:span><text:span text:style-name="T36">IFormatable</text:span><text:span text:style-name="T37"> </text:span></text:p>
      <text:p text:style-name="P111">{ </text:p>
      <text:p text:style-name="P119">… </text:p>
      <text:p text:style-name="P111">}</text:p>
      <text:list text:style-name="WW8Num3" text:continue-numbering="true">
        <text:list-item>
          <text:list text:continue-numbering="true">
            <text:list-item>
              <text:p text:style-name="P43">Enums</text:p>
            </text:list-item>
          </text:list>
        </text:list-item>
      </text:list>
      <text:list text:style-name="WW8Num1">
        <text:list-item>
          <text:p text:style-name="P116">Do use <text:span text:style-name="T55">PascalCase</text:span> for enums.</text:p>
        </text:list-item>
        <text:list-item>
          <text:p text:style-name="P116">Do use <text:span text:style-name="T55">PascalCase</text:span> for enum value names. </text:p>
        </text:list-item>
        <text:list-item>
          <text:p text:style-name="P116">Do use sparingly, abbreviations in enum names.</text:p>
        </text:list-item>
        <text:list-item>
          <text:p text:style-name="P116">Do not use a family-name prefix on enum.</text:p>
        </text:list-item>
        <text:list-item>
          <text:p text:style-name="P116">Do not use any “Enum” suffix on enum types.</text:p>
        </text:list-item>
        <text:list-item>
          <text:p text:style-name="P116">Do use a singular name for enums</text:p>
        </text:list-item>
        <text:list-item>
          <text:p text:style-name="P116">Do use a plural name for bit fields</text:p>
        </text:list-item>
        <text:list-item>
          <text:p text:style-name="P116">Do define enumerated values using an enum if they are used in a parameter or property. This gives development tools a chance at knowing the possible values for a property or parameter. </text:p>
        </text:list-item>
      </text:list>
      <text:p text:style-name="Code"><text:span text:style-name="T49">public enum</text:span><text:span text:style-name="T37"> FileMode</text:span></text:p>
      <text:p text:style-name="P111">{<text:line-break/> <text:s text:c="3"/>Create,<text:line-break/> <text:s text:c="3"/>CreateNew,<text:line-break/> <text:s text:c="3"/>Open,<text:line-break/> <text:s text:c="3"/>OpenOrCreate,<text:line-break/> <text:s text:c="3"/>Truncate<text:line-break/>}</text:p>
      <text:list text:style-name="WW8Num1">
        <text:list-item>
          <text:p text:style-name="P116">Do use the <text:span text:style-name="T54">Flags</text:span> custom attribute if the numeric values are meant to be bitwise <text:span text:style-name="T56">or</text:span>ed together</text:p>
        </text:list-item>
      </text:list>
      <text:p text:style-name="Code"><text:span text:style-name="T37">[Flags]<text:line-break/></text:span><text:span text:style-name="T49">public enum</text:span><text:span text:style-name="T37"> Bindings </text:span></text:p>
      <text:p text:style-name="P111">{<text:line-break/> <text:s text:c="3"/>CreateInstance,<text:line-break/> <text:s text:c="3"/>DefaultBinding,<text:line-break/> <text:s text:c="3"/>ExcatBinding,<text:line-break/> <text:s text:c="3"/>GetField,<text:line-break/> <text:s text:c="3"/>GetProperty,<text:line-break/> <text:s text:c="3"/>IgnoreCase,<text:line-break/> <text:s text:c="3"/>InvokeMethod,<text:line-break/> <text:s text:c="3"/>NonPublic,<text:line-break/> <text:s text:c="3"/>OABinding,<text:line-break/> <text:s text:c="3"/>SetField<text:line-break/> <text:s text:c="3"/>SetProperty,<text:line-break/> <text:s text:c="3"/>Static<text:line-break/>}</text:p>
      <text:list text:style-name="WW8Num1">
        <text:list-item>
          <text:p text:style-name="P117"><text:span text:style-name="T43">Do use </text:span><text:span text:style-name="T48">int</text:span><text:span text:style-name="T43"> as the underlying type of an enum. (An exception to this rule is if the enum represents flags and there are more than 32 flags, or the enum may grow to that many flags in the future, or the type needs to be different from </text:span><text:span text:style-name="T48">int</text:span><text:span text:style-name="T43"> for backward compatibility.)</text:span></text:p>
        </text:list-item>
        <text:list-item>
          <text:p text:style-name="P116">Do use enums only if the value can be completely expressed as a set of bit flags. Do not use enums for open sets (such as operating system version).</text:p>
        </text:list-item>
      </text:list>
      <text:list text:style-name="WW8Num3" text:continue-numbering="true">
        <text:list-item>
          <text:list text:continue-numbering="true">
            <text:list-item>
              <text:p text:style-name="P43">Static fields</text:p>
            </text:list-item>
          </text:list>
        </text:list-item>
      </text:list>
      <text:list text:style-name="WW8Num1">
        <text:list-item>
          <text:p text:style-name="P116">Do name static members with nouns, noun phrases, or abbreviations for nouns.</text:p>
        </text:list-item>
        <text:list-item>
          <text:p text:style-name="P116">Do name static members using <text:span text:style-name="T55">PascalCase</text:span>.</text:p>
        </text:list-item>
        <text:list-item>
          <text:p text:style-name="P116">Do not use Hungarian-type prefixes on static member names.</text:p>
        </text:list-item>
      </text:list>
      <text:list text:style-name="WW8Num3" text:continue-numbering="true">
        <text:list-item>
          <text:list text:continue-numbering="true">
            <text:list-item>
              <text:p text:style-name="P43">Parameters</text:p>
            </text:list-item>
          </text:list>
        </text:list-item>
      </text:list>
      <text:list text:style-name="WW8Num1">
        <text:list-item>
          <text:p text:style-name="P116">Do use descriptive names such that a parameter’s name and type clearly imply its meaning.</text:p>
        </text:list-item>
        <text:list-item>
          <text:p text:style-name="P116">Do name parameters using <text:span text:style-name="T55">camelCase</text:span>.</text:p>
        </text:list-item>
        <text:list-item>
          <text:p text:style-name="P116">Do prefer names based on a parameter’s meaning, to names based on the parameter’s type. It is likely that development tools will provide the information about type in a convenient way, so the parameter name can be put to better use describing semantics rather than type.</text:p>
        </text:list-item>
        <text:list-item>
          <text:p text:style-name="P116">Do not reserve parameters for future use. If more data is need in the next version, a new overload can be added.</text:p>
        </text:list-item>
        <text:list-item>
          <text:p text:style-name="P116">Do not use Hungarian-type prefixes.</text:p>
        </text:list-item>
      </text:list>
      <text:p text:style-name="Code"><text:span text:style-name="T37">Type<text:tab/>GetType(</text:span><text:span text:style-name="T49">string</text:span><text:span text:style-name="T37"> typeName)</text:span></text:p>
      <text:p text:style-name="Code"><text:span text:style-name="T37">String<text:tab/>Format(</text:span><text:span text:style-name="T49">string</text:span><text:span text:style-name="T37"> format, </text:span><text:span text:style-name="T49">object</text:span><text:span text:style-name="T37">[] args)</text:span></text:p>
      <text:list text:style-name="WW8Num3" text:continue-numbering="true">
        <text:list-item>
          <text:list text:continue-numbering="true">
            <text:list-item>
              <text:p text:style-name="P120"><text:span text:style-name="T52">Method</text:span><text:span text:style-name="T53">s</text:span></text:p>
            </text:list-item>
          </text:list>
        </text:list-item>
      </text:list>
      <text:list text:style-name="WW8Num1">
        <text:list-item>
          <text:p text:style-name="P116">Do name methods with verbs or verb phrases.</text:p>
        </text:list-item>
        <text:list-item>
          <text:p text:style-name="P116">Do name methods with <text:span text:style-name="T55">PascalCase</text:span></text:p>
        </text:list-item>
      </text:list>
      <text:p text:style-name="P111">RemoveAll(), GetCharArray(), Invoke()</text:p>
      <text:list text:style-name="WW8Num3" text:continue-numbering="true">
        <text:list-item>
          <text:list text:continue-numbering="true">
            <text:list-item>
              <text:p text:style-name="P43"><text:s/>Properties</text:p>
            </text:list-item>
          </text:list>
        </text:list-item>
      </text:list>
      <text:list text:style-name="WW8Num1">
        <text:list-item>
          <text:p text:style-name="P116">Do name properties using noun or noun phrases</text:p>
        </text:list-item>
        <text:list-item>
          <text:p text:style-name="P116">Do name properties with <text:span text:style-name="T55">PascalCase</text:span>.</text:p>
        </text:list-item>
        <text:list-item>
          <text:p text:style-name="P116">Consider having a property with the same as a type. When declaring a property with the same name as a type, also make the type of the property be that type. In other words, the following is okay</text:p>
        </text:list-item>
      </text:list>
      <text:p text:style-name="Code"><text:span text:style-name="T57">public enum</text:span><text:span text:style-name="T58"> Color </text:span></text:p>
      <text:p text:style-name="Code"><text:span text:style-name="T58">{</text:span></text:p>
      <text:p text:style-name="P122"><text:span text:style-name="T58">...</text:span></text:p>
      <text:p text:style-name="Code"><text:span text:style-name="T58">}</text:span></text:p>
      <text:p text:style-name="Code"><text:span text:style-name="T57">public class</text:span><text:span text:style-name="T58"> Control </text:span></text:p>
      <text:p text:style-name="Code"><text:span text:style-name="T58">{</text:span></text:p>
      <text:p text:style-name="Code"><text:span text:style-name="T58"><text:s text:c="4"/></text:span><text:span text:style-name="T57">public</text:span><text:span text:style-name="T58"> Color Color </text:span></text:p>
      <text:p text:style-name="Code"><text:span text:style-name="T58"><text:s text:c="4"/>{ </text:span></text:p>
      <text:p text:style-name="Code"><text:span text:style-name="T58"><text:s text:c="4"/><text:tab/></text:span><text:span text:style-name="T57">get</text:span><text:span text:style-name="T58"> {...} </text:span></text:p>
      <text:p text:style-name="Code"><text:span text:style-name="T58"><text:s text:c="4"/><text:tab/></text:span><text:span text:style-name="T57">set</text:span><text:span text:style-name="T58"> {...} </text:span></text:p>
      <text:p text:style-name="Code"><text:span text:style-name="T58"><text:s text:c="4"/>}</text:span></text:p>
      <text:p text:style-name="Code"><text:span text:style-name="T58">}</text:span></text:p>
      <text:p text:style-name="P123">but this is not</text:p>
      <text:p text:style-name="P124"><text:span text:style-name="T59"><text:tab/></text:span><text:span text:style-name="T15">public enum</text:span><text:span text:style-name="T10"> Color </text:span></text:p>
      <text:p text:style-name="P125">{</text:p>
      <text:p text:style-name="P126">//..</text:p>
      <text:p text:style-name="P125">}</text:p>
      <text:p text:style-name="P124"><text:span text:style-name="T10"><text:tab/></text:span><text:span text:style-name="T15">public class</text:span><text:span text:style-name="T10"> Control </text:span></text:p>
      <text:p text:style-name="P127"><text:tab/>{</text:p>
      <text:p text:style-name="P124"><text:span text:style-name="T10"><text:tab/><text:tab/></text:span><text:span text:style-name="T15">public int</text:span><text:span text:style-name="T10"> Color </text:span></text:p>
      <text:p text:style-name="P127"><text:tab/><text:tab/>{ </text:p>
      <text:p text:style-name="P124"><text:span text:style-name="T10"><text:tab/><text:tab/><text:tab/></text:span><text:span text:style-name="T15">get</text:span><text:span text:style-name="T10"> {...} </text:span></text:p>
      <text:p text:style-name="P124"><text:span text:style-name="T10"><text:tab/><text:tab/><text:tab/></text:span><text:span text:style-name="T15">set</text:span><text:span text:style-name="T10"> {...} </text:span></text:p>
      <text:p text:style-name="P127"><text:tab/><text:tab/>}</text:p>
      <text:p text:style-name="P127"><text:tab/>}</text:p>
      <text:p text:style-name="P124"><text:span text:style-name="T43">In the latter case, it will not be possible to refer to the members of the Color enum because </text:span><text:span text:style-name="T44">Color.Xxx</text:span><text:span text:style-name="T45"> </text:span><text:span text:style-name="T43">will be interpreted as being a member access that first gets the value of the </text:span><text:span text:style-name="T48">Color</text:span><text:span text:style-name="T43"> property (of type</text:span><text:span text:style-name="T60"> </text:span><text:span text:style-name="T61">int</text:span><text:span text:style-name="T60">) </text:span><text:span text:style-name="T43">and then accesses a member of that value (which would have to be an instance member of </text:span><text:span text:style-name="T44">System.Int32</text:span><text:span text:style-name="T43">).</text:span></text:p>
      <text:list text:style-name="WW8Num3" text:continue-numbering="true">
        <text:list-item>
          <text:list text:continue-numbering="true">
            <text:list-item>
              <text:p text:style-name="P118"><text:s/>Events</text:p>
            </text:list-item>
          </text:list>
        </text:list-item>
      </text:list>
      <text:list text:style-name="WW8Num1">
        <text:list-item>
          <text:p text:style-name="P116">Do name event handlers with the “EventHandler” suffix. </text:p>
        </text:list-item>
      </text:list>
      <text:p text:style-name="Code"><text:span text:style-name="T49">public delegate void</text:span><text:span text:style-name="T37"> </text:span><text:span text:style-name="T36">MouseEventHandler</text:span><text:span text:style-name="T37">(</text:span><text:span text:style-name="T49">object</text:span><text:span text:style-name="T37"> sender, MouseEvent e);</text:span></text:p>
      <text:list text:style-name="WW8Num1">
        <text:list-item>
          <text:p text:style-name="P117"><text:span text:style-name="T43">Do use two parameters named </text:span><text:span text:style-name="T44">sender</text:span><text:span text:style-name="T62"> </text:span><text:span text:style-name="T43">and </text:span><text:span text:style-name="T44">e</text:span><text:span text:style-name="T43">. The sender parameter represents the object that raised the event, and this parameter is always of type </text:span><text:span text:style-name="T48">object</text:span><text:span text:style-name="T43">, even if it is possible to employ a more specific type. The state associated with the event is encapsulated in an instance </text:span><text:span text:style-name="T48">e</text:span><text:span text:style-name="T43"> of an event class. Use an appropriate and specific event class for its type.</text:span></text:p>
        </text:list-item>
      </text:list>
      <text:p text:style-name="Code"><text:span text:style-name="T49">public delegate void</text:span><text:span text:style-name="T37"> MouseEventHandler(</text:span><text:span text:style-name="T49">object</text:span><text:span text:style-name="T37"> sender, MouseEvent e);</text:span></text:p>
      <text:list text:style-name="WW8Num1">
        <text:list-item>
          <text:p text:style-name="P116">Do name event argument classes with the “EventArgs” suffix. </text:p>
        </text:list-item>
      </text:list>
      <text:p text:style-name="Code"><text:span text:style-name="T37"><text:tab/></text:span><text:span text:style-name="T49">public class</text:span><text:span text:style-name="T37"> MouseEventArgs : EventArgs </text:span></text:p>
      <text:p text:style-name="P111"><text:tab/>{</text:p>
      <text:p text:style-name="Code"><text:span text:style-name="T37"><text:tab/><text:tab/></text:span><text:span text:style-name="T49">int</text:span><text:span text:style-name="T37"> x;</text:span></text:p>
      <text:p text:style-name="Code"><text:span text:style-name="T37"><text:tab/><text:tab/></text:span><text:span text:style-name="T49">int</text:span><text:span text:style-name="T37"> y;</text:span></text:p>
      <text:p text:style-name="Code"><text:span text:style-name="T37"><text:tab/><text:tab/></text:span><text:span text:style-name="T49">public</text:span><text:span text:style-name="T37"> MouseEventArgs(</text:span><text:span text:style-name="T49">int</text:span><text:span text:style-name="T37"> x, </text:span><text:span text:style-name="T49">int</text:span><text:span text:style-name="T37"> y)</text:span></text:p>
      <text:p text:style-name="P111"><text:tab/><text:tab/>{ </text:p>
      <text:p text:style-name="Code"><text:span text:style-name="T37"><text:tab/><text:tab/><text:tab/></text:span><text:span text:style-name="T49">this</text:span><text:span text:style-name="T37">.x = x; </text:span></text:p>
      <text:p text:style-name="Code"><text:span text:style-name="T37"><text:tab/><text:tab/><text:tab/></text:span><text:span text:style-name="T49">this</text:span><text:span text:style-name="T37">.y = y; </text:span></text:p>
      <text:p text:style-name="P111"><text:tab/><text:tab/>}</text:p>
      <text:p text:style-name="P122"><text:span text:style-name="T49"><text:tab/>public int</text:span><text:span text:style-name="T37"> X </text:span></text:p>
      <text:p text:style-name="P111"><text:tab/><text:tab/>{ </text:p>
      <text:p text:style-name="Code"><text:span text:style-name="T37"><text:tab/><text:tab/><text:tab/></text:span><text:span text:style-name="T49">get</text:span><text:span text:style-name="T37"> { </text:span><text:span text:style-name="T49">return</text:span><text:span text:style-name="T37"> x; } </text:span></text:p>
      <text:p text:style-name="P111"><text:tab/><text:tab/>} <text:tab/> <text:s text:c="3"/></text:p>
      <text:p text:style-name="P122"><text:span text:style-name="T49"><text:tab/>public int</text:span><text:span text:style-name="T37"> Y </text:span></text:p>
      <text:p text:style-name="P119"><text:tab/>{ </text:p>
      <text:p text:style-name="P128"><text:span text:style-name="T49">get</text:span><text:span text:style-name="T37"> { </text:span><text:span text:style-name="T49">return</text:span><text:span text:style-name="T37"> y; } </text:span></text:p>
      <text:p text:style-name="P111"><text:tab/><text:tab/>}</text:p>
      <text:p text:style-name="P111"><text:tab/>}</text:p>
      <text:list text:style-name="WW8Num1">
        <text:list-item>
          <text:p text:style-name="P117"><text:span text:style-name="T43">Do name event names that have a concept of pre- and post-operation using the present and past tense (do not use </text:span><text:span text:style-name="T48">BeforeXxx</text:span><text:span text:style-name="T43">/</text:span><text:span text:style-name="T48">AfterXxx</text:span><text:span text:style-name="T43"> pattern). For example, a close event that could be canceled would have a Closing and Closed event. </text:span></text:p>
        </text:list-item>
      </text:list>
      <text:p text:style-name="Code"><text:span text:style-name="T49">public event</text:span><text:span text:style-name="T37"> ControlEventHandler ControlAdded </text:span></text:p>
      <text:p text:style-name="Code"><text:span text:style-name="T37">{<text:line-break/> <text:s text:c="2"/></text:span><text:span text:style-name="T63">//..</text:span><text:span text:style-name="T37"><text:line-break/>}</text:span></text:p>
      <text:list text:style-name="WW8Num1">
        <text:list-item>
          <text:p text:style-name="P116">Consider naming events with a verb.</text:p>
        </text:list-item>
      </text:list>
      <text:list text:style-name="WW8Num3" text:continue-numbering="true">
        <text:list-item>
          <text:list text:continue-numbering="true">
            <text:list-item>
              <text:p text:style-name="P43"><text:s/>Case sensitivity</text:p>
            </text:list-item>
          </text:list>
        </text:list-item>
      </text:list>
      <text:list text:style-name="WW8Num1">
        <text:list-item>
          <text:p text:style-name="P116">Don’t use names that require case sensitivity. Components might need to be usable from both case-sensitive and case-insensitive languages. Since case-insensitive languages cannot distinguish between two names within the same context that differ only by case, components must avoid this situation.</text:p>
        </text:list-item>
      </text:list>
      <text:p text:style-name="P45">Examples of what not to do:</text:p>
      <text:list text:style-name="WW8Num1">
        <text:list-item>
          <text:p text:style-name="P116">Don’t have two namespaces whose names differ only by case.</text:p>
        </text:list-item>
      </text:list>
      <text:p text:style-name="Code"><text:span text:style-name="T49">namespace</text:span><text:span text:style-name="T37"> ee.cummings;<text:line-break/></text:span><text:span text:style-name="T49">namespace</text:span><text:span text:style-name="T37"> Ee.Cummings;</text:span></text:p>
      <text:list text:style-name="WW8Num1">
        <text:list-item>
          <text:p text:style-name="P116">Don’t have a method with two parameters whose names differ only by case.</text:p>
        </text:list-item>
      </text:list>
      <text:p text:style-name="Code"><text:span text:style-name="T64">void</text:span><text:span text:style-name="T65"> F(</text:span><text:span text:style-name="T64">string</text:span><text:span text:style-name="T65"> a, </text:span><text:span text:style-name="T64">string</text:span><text:span text:style-name="T65"> A)</text:span></text:p>
      <text:list text:style-name="WW8Num1">
        <text:list-item>
          <text:p text:style-name="P116">Don’t have a namespace with two types whose names differ only by case.</text:p>
        </text:list-item>
      </text:list>
      <text:p text:style-name="P111">System.WinForms.Point p;<text:line-break/>System.WinForms.POINT pp;</text:p>
      <text:list text:style-name="WW8Num1">
        <text:list-item>
          <text:p text:style-name="P116">Don’t have a type with two properties whose names differ only by case.</text:p>
        </text:list-item>
      </text:list>
      <text:p text:style-name="P51"><text:span text:style-name="T18"><text:tab/><text:tab/></text:span><text:span text:style-name="T13">int</text:span><text:span text:style-name="T14"> F {</text:span><text:span text:style-name="T13">get</text:span><text:span text:style-name="T14">, </text:span><text:span text:style-name="T13">set</text:span><text:span text:style-name="T14">};</text:span></text:p>
      <text:p text:style-name="P51"><text:span text:style-name="T14"><text:tab/><text:tab/></text:span><text:span text:style-name="T13">int</text:span><text:span text:style-name="T14"> F {</text:span><text:span text:style-name="T13">get</text:span><text:span text:style-name="T14">, </text:span><text:span text:style-name="T13">set</text:span><text:span text:style-name="T14">}</text:span></text:p>
      <text:p text:style-name="P129"/>
      <text:list text:style-name="WW8Num1">
        <text:list-item>
          <text:p text:style-name="P116">Don’t have a type with two methods whose names differ only by case.</text:p>
        </text:list-item>
      </text:list>
      <text:p text:style-name="P51"><text:span text:style-name="T18"><text:tab/><text:tab/></text:span><text:span text:style-name="T19">void</text:span><text:span text:style-name="T18"> f();</text:span></text:p>
      <text:p text:style-name="P51"><text:span text:style-name="T18"><text:tab/><text:tab/></text:span><text:span text:style-name="T19">void</text:span><text:span text:style-name="T18"> F();</text:span></text:p>
      <text:list text:style-name="WW8Num3" text:continue-numbering="true">
        <text:list-item>
          <text:list text:continue-numbering="true">
            <text:list-item>
              <text:p text:style-name="P130"><text:s/>Avoiding type name confusion</text:p>
            </text:list-item>
          </text:list>
        </text:list-item>
      </text:list>
      <text:p text:style-name="P45">Different languages use different names to identify the fundamental managed types, so in a multi-language environment, designers must take care to avoid language-specific terminology. This section describes a set of rules that help avoid type name confusion.</text:p>
      <text:list text:style-name="WW8Num1">
        <text:list-item>
          <text:p text:style-name="P116">Do use semantically interesting names rather than type names.</text:p>
        </text:list-item>
        <text:list-item>
          <text:p text:style-name="P116">In the rare case that a parameter has no semantic meaning beyond its type, use a generic name. For example, a class that supports writing a variety of data types into a stream might have:</text:p>
        </text:list-item>
      </text:list>
      <text:p text:style-name="P51"><text:span text:style-name="T18"><text:tab/><text:tab/></text:span><text:span text:style-name="T13">void</text:span><text:span text:style-name="T14"> Write(</text:span><text:span text:style-name="T13">double</text:span><text:span text:style-name="T14"> </text:span><text:span text:style-name="T13">value</text:span><text:span text:style-name="T14">);</text:span></text:p>
      <text:p text:style-name="P51"><text:span text:style-name="T14"><text:tab/><text:tab/></text:span><text:span text:style-name="T13">void</text:span><text:span text:style-name="T14"> Write(</text:span><text:span text:style-name="T13">float</text:span><text:span text:style-name="T14"> </text:span><text:span text:style-name="T13">value</text:span><text:span text:style-name="T14">);</text:span></text:p>
      <text:p text:style-name="P51"><text:span text:style-name="T14"><text:tab/><text:tab/></text:span><text:span text:style-name="T13">void</text:span><text:span text:style-name="T14"> Write(</text:span><text:span text:style-name="T13">long</text:span><text:span text:style-name="T14"> </text:span><text:span text:style-name="T13">value</text:span><text:span text:style-name="T14">);</text:span></text:p>
      <text:p text:style-name="P51"><text:span text:style-name="T14"><text:tab/><text:tab/></text:span><text:span text:style-name="T13">void</text:span><text:span text:style-name="T14"> Write(</text:span><text:span text:style-name="T13">int</text:span><text:span text:style-name="T14"> </text:span><text:span text:style-name="T13">value</text:span><text:span text:style-name="T14">);</text:span></text:p>
      <text:p text:style-name="P51"><text:span text:style-name="T14"><text:tab/><text:tab/></text:span><text:span text:style-name="T13">void</text:span><text:span text:style-name="T14"> Write(</text:span><text:span text:style-name="T13">short</text:span><text:span text:style-name="T14"> </text:span><text:span text:style-name="T13">value</text:span><text:span text:style-name="T14">);</text:span></text:p>
      <text:p text:style-name="P36"/>
      <text:p text:style-name="P131">rather than a language-specific alternative such as:</text:p>
      <text:p text:style-name="P51"><text:span text:style-name="T14"><text:tab/><text:tab/></text:span><text:span text:style-name="T13">void</text:span><text:span text:style-name="T14"> Write(</text:span><text:span text:style-name="T13">double</text:span><text:span text:style-name="T14"> doubleValue);</text:span></text:p>
      <text:p text:style-name="P51"><text:span text:style-name="T14"><text:tab/><text:tab/></text:span><text:span text:style-name="T13">void</text:span><text:span text:style-name="T14"> Write(</text:span><text:span text:style-name="T13">float</text:span><text:span text:style-name="T14"> floatValue);</text:span></text:p>
      <text:p text:style-name="P51"><text:span text:style-name="T14"><text:tab/><text:tab/></text:span><text:span text:style-name="T13">void</text:span><text:span text:style-name="T14"> Write(</text:span><text:span text:style-name="T13">long</text:span><text:span text:style-name="T14"> longValue);</text:span></text:p>
      <text:p text:style-name="P51"><text:span text:style-name="T14"><text:tab/><text:tab/></text:span><text:span text:style-name="T13">void</text:span><text:span text:style-name="T14"> Write(</text:span><text:span text:style-name="T13">int</text:span><text:span text:style-name="T14"> intValue);</text:span></text:p>
      <text:p text:style-name="P51"><text:span text:style-name="T14"><text:tab/><text:tab/></text:span><text:span text:style-name="T19">void</text:span><text:span text:style-name="T18"> Write(</text:span><text:span text:style-name="T19">short</text:span><text:span text:style-name="T18"> shortValue);</text:span></text:p>
      <text:p text:style-name="P81"/>
      <text:list text:style-name="WW8Num1">
        <text:list-item>
          <text:p text:style-name="P117"><text:span text:style-name="T43">In the extremely rare case that it is necessary to have a uniquely named method for each fundamental data type, do use the following universal type</text:span><text:span text:style-name="T66"> </text:span><text:span text:style-name="T43">names: </text:span><text:span text:style-name="T67">Sbyte</text:span><text:span text:style-name="T62">,</text:span><text:span text:style-name="T67"> Byte</text:span><text:span text:style-name="T62">,</text:span><text:span text:style-name="T67"> Int16</text:span><text:span text:style-name="T62">,</text:span><text:span text:style-name="T67"> UInt16</text:span><text:span text:style-name="T62">,</text:span><text:span text:style-name="T67"> Int32</text:span><text:span text:style-name="T62">,</text:span><text:span text:style-name="T67"> UInt32</text:span><text:span text:style-name="T62">,</text:span><text:span text:style-name="T67"> Int64</text:span><text:span text:style-name="T62">,</text:span><text:span text:style-name="T67"> UInt64</text:span><text:span text:style-name="T62">,</text:span><text:span text:style-name="T67"> Single</text:span><text:span text:style-name="T62">,</text:span><text:span text:style-name="T67"> Double</text:span><text:span text:style-name="T62">,</text:span><text:span text:style-name="T67"> Boolean</text:span><text:span text:style-name="T62">,</text:span><text:span text:style-name="T67"> Char</text:span><text:span text:style-name="T62">,</text:span><text:span text:style-name="T67"> String</text:span><text:span text:style-name="T62">,</text:span><text:span text:style-name="T67"> and Object</text:span><text:span text:style-name="T47">. For example, </text:span><text:span text:style-name="T43">a class that supports reading a variety of data types from a stream might have:</text:span></text:p>
        </text:list-item>
      </text:list>
      <text:p text:style-name="P51"><text:span text:style-name="T18"><text:tab/><text:tab/></text:span><text:span text:style-name="T14">Double<text:tab/>ReadDouble();</text:span></text:p>
      <text:p text:style-name="P51"><text:span text:style-name="T14"><text:tab/><text:tab/></text:span><text:span text:style-name="T13">float</text:span><text:span text:style-name="T14"> <text:tab/>ReadSingle();</text:span></text:p>
      <text:p text:style-name="P51"><text:span text:style-name="T14"><text:tab/><text:tab/></text:span><text:span text:style-name="T13">long</text:span><text:span text:style-name="T14"> <text:tab/>ReadIn64();</text:span></text:p>
      <text:p text:style-name="P51"><text:span text:style-name="T14"><text:tab/><text:tab/></text:span><text:span text:style-name="T19">int</text:span><text:span text:style-name="T18"> <text:tab/>ReadInt32();</text:span></text:p>
      <text:p text:style-name="P51"><text:span text:style-name="T18"><text:tab/><text:tab/></text:span><text:span text:style-name="T13">short</text:span><text:span text:style-name="T14"> <text:tab/>ReadInt16();</text:span></text:p>
      <text:p text:style-name="P36"/>
      <text:p text:style-name="P131">rather than a language-specific alternative such as:</text:p>
      <text:p text:style-name="P51"><text:span text:style-name="T18"><text:tab/><text:tab/></text:span><text:span text:style-name="T13">double</text:span><text:span text:style-name="T14"><text:tab/>ReadDouble();</text:span></text:p>
      <text:p text:style-name="P51"><text:span text:style-name="T14"><text:tab/><text:tab/></text:span><text:span text:style-name="T13">float</text:span><text:span text:style-name="T14"> <text:tab/>ReadFloat();</text:span></text:p>
      <text:p text:style-name="P51"><text:span text:style-name="T14"><text:tab/><text:tab/></text:span><text:span text:style-name="T13">long</text:span><text:span text:style-name="T14"> <text:tab/>ReadLong();</text:span></text:p>
      <text:p text:style-name="P51"><text:span text:style-name="T14"><text:tab/><text:tab/></text:span><text:span text:style-name="T19">int</text:span><text:span text:style-name="T18"> <text:tab/>ReadInt();</text:span></text:p>
      <text:p text:style-name="P51"><text:span text:style-name="T18"><text:tab/><text:tab/></text:span><text:span text:style-name="T19">short</text:span><text:span text:style-name="T18"> <text:tab/>ReadShort();</text:span></text:p>
      <text:p text:style-name="P81"/>
      <text:list text:style-name="WW8Num3" text:continue-numbering="true">
        <text:list-item>
          <text:list text:continue-numbering="true">
            <text:list-header>
              <text:p text:style-name="P132"/>
            </text:list-header>
            <text:list-item>
              <text:p text:style-name="P132"><text:s/><text:span text:style-name="T68">Document License</text:span></text:p>
            </text:list-item>
          </text:list>
        </text:list-item>
      </text:list>
      <text:p text:style-name="P133"><text:bookmark-start text:name="SEC1"/><text:a xlink:type="simple" xlink:href="../../../E:%5Ctemp%5Cfdl.html#TOC1"><text:span text:style-name="T69">GNU Free Documentation License</text:span></text:a><text:bookmark-end text:name="SEC1"/></text:p>
      <text:p text:style-name="P134">Version 1.2, November 2002 </text:p>
      <text:p text:style-name="P135">Copyright (C) 2000,2001,2002 <text:s/>Free Software Foundation, Inc.</text:p>
      <text:p text:style-name="P135">59 Temple Place, Suite 330, Boston, MA <text:s/>02111-1307 <text:s/>USA</text:p>
      <text:p text:style-name="P135">Everyone is permitted to copy and distribute verbatim copies</text:p>
      <text:p text:style-name="P135">of this license document, but changing it is not allowed.</text:p>
      <text:p text:style-name="P136"><text:span text:style-name="T70">0. PREAMBLE</text:span><text:span text:style-name="T71"> </text:span></text:p>
      <text:p text:style-name="P13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37">This License is a kind of "copyleft", which means that derivative works of the document must themselves be free in the same sense. It complements the GNU General Public License, which is a copyleft license designed for free software. </text:p>
      <text:p text:style-name="P13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36"><text:span text:style-name="T70">1. APPLICABILITY AND DEFINITIONS</text:span><text:span text:style-name="T71"> </text:span></text:p>
      <text:p text:style-name="P13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137">A "Modified Version" of the Document means any work containing the Document or a portion of it, either copied verbatim, or with modifications and/or translated into another language. </text:p>
      <text:p text:style-name="P13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3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137">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13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13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13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3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13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136"><text:span text:style-name="T70">2. VERBATIM COPYING</text:span><text:span text:style-name="T71"> </text:span></text:p>
      <text:p text:style-name="P13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137">You may also lend copies, under the same conditions stated above, and you may publicly display copies. </text:p>
      <text:p text:style-name="P136"><text:span text:style-name="T70">3. COPYING IN QUANTITY</text:span><text:span text:style-name="T71"> </text:span></text:p>
      <text:p text:style-name="P13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37">If the required texts for either cover are too voluminous to fit legibly, you should put the first ones listed (as many as fit reasonably) on the actual cover, and continue the rest onto adjacent pages. </text:p>
      <text:p text:style-name="P13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37">It is requested, but not required, that you contact the authors of the Document well before redistributing any large number of copies, to give them a chance to provide you with an updated version of the Document. </text:p>
      <text:p text:style-name="P136"><text:span text:style-name="T70">4. MODIFICATIONS</text:span><text:span text:style-name="T71"> </text:span></text:p>
      <text:p text:style-name="P13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WW8Num10">
        <text:list-item>
          <text:p text:style-name="P138"><text:span text:style-name="T70">A.</text:span><text:span text:style-name="T71">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span></text:p>
        </text:list-item>
        <text:list-item>
          <text:p text:style-name="P138"><text:span text:style-name="T70">B.</text:span><text:span text:style-name="T71">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span></text:p>
        </text:list-item>
        <text:list-item>
          <text:p text:style-name="P138"><text:span text:style-name="T70">C.</text:span><text:span text:style-name="T71"> State on the Title page the name of the publisher of the Modified Version, as the publisher. </text:span></text:p>
        </text:list-item>
        <text:list-item>
          <text:p text:style-name="P138"><text:span text:style-name="T70">D.</text:span><text:span text:style-name="T71"> Preserve all the copyright notices of the Document. </text:span></text:p>
        </text:list-item>
        <text:list-item>
          <text:p text:style-name="P138"><text:span text:style-name="T70">E.</text:span><text:span text:style-name="T71"> Add an appropriate copyright notice for your modifications adjacent to the other copyright notices. </text:span></text:p>
        </text:list-item>
        <text:list-item>
          <text:p text:style-name="P138"><text:span text:style-name="T70">F.</text:span><text:span text:style-name="T71"> Include, immediately after the copyright notices, a license notice giving the public permission to use the Modified Version under the terms of this License, in the form shown in the Addendum below. </text:span></text:p>
        </text:list-item>
        <text:list-item>
          <text:p text:style-name="P138"><text:span text:style-name="T70">G.</text:span><text:span text:style-name="T71"> Preserve in that license notice the full lists of Invariant Sections and required Cover Texts given in the Document's license notice. </text:span></text:p>
        </text:list-item>
        <text:list-item>
          <text:p text:style-name="P138"><text:span text:style-name="T70">H.</text:span><text:span text:style-name="T71"> Include an unaltered copy of this License. </text:span></text:p>
        </text:list-item>
        <text:list-item>
          <text:p text:style-name="P138"><text:span text:style-name="T70">I.</text:span><text:span text:style-name="T71">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span></text:p>
        </text:list-item>
        <text:list-item>
          <text:p text:style-name="P138"><text:span text:style-name="T70">J.</text:span><text:span text:style-name="T71">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span></text:p>
        </text:list-item>
        <text:list-item>
          <text:p text:style-name="P138"><text:span text:style-name="T70">K.</text:span><text:span text:style-name="T71"> For any section Entitled "Acknowledgements" or "Dedications", Preserve the Title of the section, and preserve in the section all the substance and tone of each of the contributor acknowledgements and/or dedications given therein. </text:span></text:p>
        </text:list-item>
        <text:list-item>
          <text:p text:style-name="P138"><text:span text:style-name="T70">L.</text:span><text:span text:style-name="T71"> Preserve all the Invariant Sections of the Document, unaltered in their text and in their titles. Section numbers or the equivalent are not considered part of the section titles. </text:span></text:p>
        </text:list-item>
        <text:list-item>
          <text:p text:style-name="P138"><text:span text:style-name="T70">M.</text:span><text:span text:style-name="T71"> Delete any section Entitled "Endorsements". Such a section may not be included in the Modified Version. </text:span></text:p>
        </text:list-item>
        <text:list-item>
          <text:p text:style-name="P138"><text:span text:style-name="T70">N.</text:span><text:span text:style-name="T71"> Do not retitle any existing section to be Entitled "Endorsements" or to conflict in title with any Invariant Section. </text:span></text:p>
        </text:list-item>
        <text:list-item>
          <text:p text:style-name="P138"><text:span text:style-name="T70">O.</text:span><text:span text:style-name="T71"> Preserve any Warranty Disclaimers. </text:span></text:p>
        </text:list-item>
      </text:list>
      <text:p text:style-name="P13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37">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3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37">The author(s) and publisher(s) of the Document do not by this License give permission to use their names for publicity for or to assert or imply endorsement of any Modified Version. </text:p>
      <text:p text:style-name="P136"><text:span text:style-name="T70">5. COMBINING DOCUMENTS</text:span><text:span text:style-name="T71"> </text:span></text:p>
      <text:p text:style-name="P13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13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3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36"><text:span text:style-name="T70">6. COLLECTIONS OF DOCUMENTS</text:span><text:span text:style-name="T71"> </text:span></text:p>
      <text:p text:style-name="P13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37">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136"><text:span text:style-name="T70">7. AGGREGATION WITH INDEPENDENT WORKS</text:span><text:span text:style-name="T71"> </text:span></text:p>
      <text:p text:style-name="P13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an aggregate, this License does not apply to the other works in the aggregate which are not themselves derivative works of the Document. </text:p>
      <text:p text:style-name="P13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136"><text:span text:style-name="T70">8. TRANSLATION</text:span><text:span text:style-name="T71"> </text:span></text:p>
      <text:p text:style-name="P13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137">If a section in the Document is Entitled "Acknowledgements", "Dedications", or "History", the requirement (section 4) to Preserve its Title (section 1) will typically require changing the actual title. </text:p>
      <text:p text:style-name="P136"><text:span text:style-name="T72">9. TERMINATION</text:span><text:span text:style-name="T73"> </text:span></text:p>
      <text:p text:style-name="P137">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36"><text:span text:style-name="T70">10. FUTURE REVISIONS OF THIS LICENSE</text:span><text:span text:style-name="T71"> </text:span></text:p>
      <text:p text:style-name="P137">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13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33"><text:bookmark-start text:name="SEC4"/><text:a xlink:type="simple" xlink:href="../../../E:%5Ctemp%5Cfdl.html#TOC4"><text:span text:style-name="T74">How to use this License for your documents</text:span></text:a><text:bookmark-end text:name="SEC4"/></text:p>
      <text:p text:style-name="P137">To use this License in a document you have written, include a copy of the License in the document and put the following copyright and license notices just after the title page: </text:p>
      <text:p text:style-name="P135"><text:s text:c="6"/>Copyright (c) <text:s/>YEAR <text:s/>YOUR NAME.</text:p>
      <text:p text:style-name="P135"><text:s text:c="6"/>Permission is granted to copy, distribute and/or modify this document</text:p>
      <text:p text:style-name="P135"><text:s text:c="6"/>under the terms of the GNU Free Documentation License, Version 1.2</text:p>
      <text:p text:style-name="P135"><text:s text:c="6"/>or any later version published by the Free Software Foundation;</text:p>
      <text:p text:style-name="P135"><text:s text:c="6"/>with no Invariant Sections, no Front-Cover Texts, and no Back-Cover Texts.</text:p>
      <text:p text:style-name="P135"><text:s text:c="6"/>A copy of the license is included in the section entitled "GNU</text:p>
      <text:p text:style-name="P135"><text:s text:c="6"/>Free Documentation License".</text:p>
      <text:p text:style-name="P137">If you have Invariant Sections, Front-Cover Texts and Back-Cover Texts, replace the "with...Texts." line with this: </text:p>
      <text:p text:style-name="P135"><text:s text:c="4"/>with the Invariant Sections being LIST THEIR TITLES, with the</text:p>
      <text:p text:style-name="P135"><text:s text:c="4"/>Front-Cover Texts being LIST, and with the Back-Cover Texts being LIST.</text:p>
      <text:p text:style-name="P137">If you have Invariant Sections without Cover Texts, or some other combination of the three, merge those two alternatives to suit the situation. </text:p>
      <text:p text:style-name="P137">If your document contains nontrivial examples of program code, we recommend releasing these examples in parallel under your choice of free software license, such as the GNU General Public License, to permit their use in free software. </text:p>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CMTT10" svg:font-family="CMTT10"/>
    <style:font-face style:name="Andale Mono" svg:font-family="'Andale Mono'" style:font-family-generic="modern"/>
    <style:font-face style:name="Courier" svg:font-family="Courier" style:font-family-generic="modern"/>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7cm" style:writing-mode="page"/>
      <style:text-properties style:use-window-font-color="true" style:font-name="Times New Roman" fo:font-size="12pt" fo:language="en" fo:country="US" style:font-name-asian="Tahoma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margin-top="0.106cm" fo:margin-bottom="0.106cm" fo:keep-together="always"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Standard">
      <style:paragraph-properties fo:margin-left="1.27cm" fo:margin-right="0cm" fo:keep-together="always" fo:text-indent="0.002cm" style:auto-text-indent="false"/>
      <style:text-properties style:font-name="Lucida Console" fo:font-size="10pt" fo:language="none" fo:country="none" style:font-size-asian="10pt" style:language-asian="none" style:country-asian="none"/>
    </style:style>
    <style:style style:name="WW-Lista_20_con_20_viñetas" style:display-name="WW-Lista con viñetas" style:family="paragraph" style:parent-style-name="Standard" style:list-style-name="WW8Num1">
      <style:paragraph-properties fo:margin-left="0cm" fo:margin-right="0cm" fo:text-indent="0cm" style:auto-text-indent="false"/>
      <style:text-properties style:font-name="AvantGarde" style:font-size-complex="11pt"/>
    </style:style>
    <style:style style:name="Appendix_20_1" style:display-name="Appendix 1" style:family="paragraph" style:parent-style-name="Heading_20_1" style:next-style-name="Standard" style:list-style-name="WW8Num3">
      <style:paragraph-properties fo:margin-left="0cm" fo:margin-right="0cm" fo:margin-top="0.282cm" fo:margin-bottom="1.693cm" fo:text-align="end" style:justify-single-word="false" fo:text-indent="0cm" style:auto-text-indent="false" fo:break-before="page"/>
      <style:text-properties fo:font-size="24pt" style:letter-kerning="true" style:font-size-asian="24pt" style:font-name-complex="Times New Roman" style:font-size-complex="10pt" style:font-weight-complex="normal"/>
    </style:style>
    <style:style style:name="Appendix_20_2" style:display-name="Appendix 2" style:family="paragraph" style:parent-style-name="Heading_20_2" style:next-style-name="Standard" style:list-style-name="WW8Num3">
      <style:paragraph-properties fo:margin-left="0cm" fo:margin-right="0cm" fo:margin-top="0.282cm" fo:margin-bottom="0.141cm" fo:text-indent="0cm" style:auto-text-indent="false"/>
      <style:text-properties fo:font-size="12pt" fo:font-style="normal" style:letter-kerning="true" style:font-size-asian="12pt" style:font-style-asian="normal" style:font-name-complex="Times New Roman" style:font-size-complex="10pt" style:font-style-complex="normal" style:font-weight-complex="normal"/>
    </style:style>
    <style:style style:name="Appendix_20_3" style:display-name="Appendix 3" style:family="paragraph" style:parent-style-name="Heading_20_3" style:next-style-name="Standard" style:list-style-name="WW8Num3">
      <style:paragraph-properties fo:margin-left="0cm" fo:margin-right="0cm" fo:margin-top="0.282cm" fo:margin-bottom="0.141cm" fo:text-indent="0cm" style:auto-text-indent="false"/>
      <style:text-properties fo:font-size="11pt" style:letter-kerning="true" style:font-size-asian="11pt" style:font-name-complex="Times New Roman" style:font-size-complex="10pt" style:font-weight-complex="normal"/>
    </style:style>
    <style:style style:name="Appendix_20_4" style:display-name="Appendix 4" style:family="paragraph" style:parent-style-name="Heading_20_4" style:next-style-name="Standard" style:list-style-name="WW8Num3">
      <style:paragraph-properties fo:margin-left="0cm" fo:margin-right="0cm" fo:margin-top="0.282cm" fo:margin-bottom="0.141cm" fo:text-indent="0cm" style:auto-text-indent="false"/>
      <style:text-properties style:font-name="Arial" fo:font-size="11pt" fo:font-weight="normal" style:letter-kerning="true" style:font-size-asian="11pt" style:font-weight-asian="normal" style:font-size-complex="10pt" style:font-weight-complex="normal"/>
    </style:style>
    <style:style style:name="Table_20_Spacing_20_After" style:display-name="Table Spacing After" style:family="paragraph" style:parent-style-name="Standard" style:next-style-name="Standard">
      <style:paragraph-properties fo:margin-top="0cm" fo:margin-bottom="0cm" fo:line-height="0.212cm"/>
      <style:text-properties fo:color="#808000" style:font-name="Verdana" fo:font-size="6pt" style:font-size-asian="6pt"/>
    </style:style>
    <style:style style:name="WW-Texto_20_de_20_globo" style:display-name="WW-Texto de globo" style:family="paragraph" style:parent-style-name="Standard">
      <style:text-properties style:font-name="Tahoma" fo:font-size="8pt" style:font-size-asian="8pt" style:font-name-complex="Tahoma" style:font-size-complex="8pt"/>
    </style:style>
    <style:style style:name="WW-HTML_20_con_20_formato_20_previo" style:display-name="WW-HTML con formato previo"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fo:language="es" fo:country="ES" style:font-size-asian="10pt" style:font-name-complex="Courier New1"/>
    </style:style>
    <style:style style:name="WW-Normal_20__28_Web_29_" style:display-name="WW-Normal (Web)" style:family="paragraph" style:parent-style-name="Standard">
      <style:paragraph-properties fo:margin-top="0.494cm" fo:margin-bottom="0.494cm"/>
      <style:text-properties fo:font-size="12pt" fo:language="es" fo:country="ES" style:font-size-asian="12pt" style:font-size-complex="12pt"/>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parent-style-name="WW-Fuente_20_de_20_párrafo_20_predeter.">
      <style:text-properties fo:font-weight="bold" style:font-weight-asian="bold"/>
    </style:style>
    <style:style style:name="WW-Fuente_20_de_20_párrafo_20_predeter." style:display-name="WW-Fuente de párrafo predeter." style:family="text"/>
    <style:style style:name="Code_20_fragment" style:display-name="Code fragment" style:family="text">
      <style:text-properties style:font-name="Lucida Console" fo:font-size="10pt" fo:language="none" fo:country="none" style:font-size-asian="10pt" style:language-asian="none" style:country-asian="none"/>
    </style:style>
    <style:style style:name="Terminal" style:family="text" style:parent-style-name="WW-Fuente_20_de_20_párrafo_20_predeter.">
      <style:text-properties style:font-name="Lucida Console" fo:font-size="10pt" fo:language="none" fo:country="none" fo:font-style="italic" style:font-size-asian="10pt" style:language-asian="none" style:country-asian="none" style:font-style-asian="italic"/>
    </style:style>
    <style:style style:name="Code_20_snippet" style:display-name="Code snippet" style:family="text">
      <style:text-properties style:font-name="Courier New1" fo:language="none" fo:country="none" style:language-asian="none" style:country-asian="none"/>
    </style:style>
    <style:style style:name="WW-Código_20_HTML" style:display-name="WW-Código HTML" style:family="text" style:parent-style-name="WW-Fuente_20_de_20_párrafo_20_predeter.">
      <style:text-properties style:font-name="Courier New1" fo:font-size="10pt" style:font-name-asian="Courier New1" style:font-size-asian="10pt" style:font-name-complex="Courier New1" style:font-size-complex="10pt"/>
    </style:style>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3.81cm"/>
      </text:list-level-style-number>
      <text:list-level-style-number text:level="6" style:num-format="1" text:display-levels="6">
        <style:list-level-properties text:min-label-width="4.445cm"/>
      </text:list-level-style-number>
      <text:list-level-style-number text:level="7" style:num-format="1" text:display-levels="7">
        <style:list-level-properties text:min-label-width="5.08cm"/>
      </text:list-level-style-number>
      <text:list-level-style-number text:level="8" style:num-format="1" text:display-levels="8">
        <style:list-level-properties text:min-label-width="5.715cm"/>
      </text:list-level-style-number>
      <text:list-level-style-number text:level="9" style:num-format="1" text:display-levels="9">
        <style:list-level-properties text:min-label-width="6.35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3.81cm"/>
      </text:list-level-style-number>
      <text:list-level-style-number text:level="6" style:num-format="1" text:display-levels="6">
        <style:list-level-properties text:min-label-width="4.445cm"/>
      </text:list-level-style-number>
      <text:list-level-style-number text:level="7" style:num-format="1" text:display-levels="7">
        <style:list-level-properties text:min-label-width="5.08cm"/>
      </text:list-level-style-number>
      <text:list-level-style-number text:level="8" style:num-format="1" text:display-levels="8">
        <style:list-level-properties text:min-label-width="5.715cm"/>
      </text:list-level-style-number>
      <text:list-level-style-number text:level="9" style:num-format="1" text:display-levels="9">
        <style:list-level-properties text:min-label-width="6.35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1.323cm" text:min-label-width="0.635cm"/>
        <style:text-properties style:font-name="Symbol"/>
      </text:list-level-style-bullet>
      <text:list-level-style-bullet text:level="2" text:style-name="WW8Num9z1" style:num-suffix="." text:bullet-char="o">
        <style:list-level-properties text:space-before="2.593cm" text:min-label-width="0.635cm"/>
        <style:text-properties style:font-name="Courier New1"/>
      </text:list-level-style-bullet>
      <text:list-level-style-bullet text:level="3" text:style-name="WW8Num9z2" style:num-suffix="." text:bullet-char="">
        <style:list-level-properties text:space-before="3.863cm" text:min-label-width="0.635cm"/>
        <style:text-properties style:font-name="Wingdings"/>
      </text:list-level-style-bullet>
      <text:list-level-style-bullet text:level="4" text:style-name="WW8Num9z0" style:num-suffix="." text:bullet-char="">
        <style:list-level-properties text:space-before="5.133cm" text:min-label-width="0.635cm"/>
        <style:text-properties style:font-name="Symbol"/>
      </text:list-level-style-bullet>
      <text:list-level-style-bullet text:level="5" text:style-name="WW8Num9z1" style:num-suffix="." text:bullet-char="o">
        <style:list-level-properties text:space-before="6.403cm" text:min-label-width="0.635cm"/>
        <style:text-properties style:font-name="Courier New1"/>
      </text:list-level-style-bullet>
      <text:list-level-style-bullet text:level="6" text:style-name="WW8Num9z2" style:num-suffix="." text:bullet-char="">
        <style:list-level-properties text:space-before="7.673cm" text:min-label-width="0.635cm"/>
        <style:text-properties style:font-name="Wingdings"/>
      </text:list-level-style-bullet>
      <text:list-level-style-bullet text:level="7" text:style-name="WW8Num9z0" style:num-suffix="." text:bullet-char="">
        <style:list-level-properties text:space-before="8.943cm" text:min-label-width="0.635cm"/>
        <style:text-properties style:font-name="Symbol"/>
      </text:list-level-style-bullet>
      <text:list-level-style-bullet text:level="8" text:style-name="WW8Num9z1" style:num-suffix="." text:bullet-char="o">
        <style:list-level-properties text:space-before="10.213cm" text:min-label-width="0.635cm"/>
        <style:text-properties style:font-name="Courier New1"/>
      </text:list-level-style-bullet>
      <text:list-level-style-bullet text:level="9" text:style-name="WW8Num9z2" style:num-suffix="." text:bullet-char="">
        <style:list-level-properties text:space-before="11.48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Trebuchet MS" fo:font-size="10pt" fo:language="en" fo:country="GB" fo:font-style="italic" fo:font-weight="normal" style:font-size-asian="10pt" style:font-style-asian="italic" style:font-weight-asian="normal" style:font-style-complex="italic" style:font-weight-complex="normal"/>
    </style:style>
    <style:style style:name="T1" style:family="text">
      <style:text-properties style:font-name="Trebuchet MS" fo:font-size="8pt" fo:language="en" fo:country="GB" fo:font-style="italic" fo:font-weight="normal" style:font-size-asian="8pt" style:font-style-asian="italic" style:font-weight-asian="normal" style:font-size-complex="8pt" style:font-style-complex="italic" style:font-weight-complex="normal"/>
    </style:style>
    <style:style style:name="T2" style:family="text" style:parent-style-name="Page_20_Number">
      <style:text-properties style:font-name="Trebuchet MS" fo:font-size="8pt" fo:font-style="italic" fo:font-weight="normal" style:font-size-asian="8pt" style:font-style-asian="italic" style:font-weight-asian="normal" style:font-size-complex="8pt" style:font-style-complex="italic" style:font-weight-complex="normal"/>
    </style:style>
    <style:page-layout style:name="pm1">
      <style:page-layout-properties fo:page-width="20.999cm" fo:page-height="29.699cm" style:num-format="1" style:print-orientation="portrait" fo:margin-top="1.249cm" fo:margin-bottom="1.249cm" fo:margin-left="2.999cm" fo:margin-right="2.999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C# Coding Style Guide and Naming Guidelines</text:p>
      </style:header>
      <style:footer>
        <text:p text:style-name="Header"><text:span text:style-name="T1">C# Coding Style Guide and Naming Guidelines<text:tab/><text:tab/>Page: </text:span><text:span text:style-name="T2"><text:page-number text:select-page="current">2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dc:title>A</dc:title>
    <meta:initial-creator>Administrador</meta:initial-creator>
    <meta:creation-date>2003-01-10T13:15:00</meta:creation-date>
    <dc:date>2005-09-06T21:59:34</dc:date>
    <meta:print-date>2003-01-15T15:28:00</meta:print-date>
    <dc:language>en-US</dc:language>
    <meta:editing-cycles>338</meta:editing-cycles>
    <meta:editing-duration>PT5H37M53S</meta:editing-duration>
    <meta:user-defined meta:name="Info 1"/>
    <meta:user-defined meta:name="Info 2"/>
    <meta:user-defined meta:name="Info 3"/>
    <meta:user-defined meta:name="Info 4"/>
    <meta:document-statistic meta:table-count="1" meta:image-count="0" meta:object-count="0" meta:page-count="26" meta:paragraph-count="607" meta:word-count="5953" meta:character-count="37976"/>
  </office:meta>
</office:document-meta>
</file>